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A000000DE3518DF6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NewsGotT" svg:font-family="NewsGot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a1" style:family="table">
      <style:table-properties style:width="14.288cm" table:align="right" style:writing-mode="lr-tb"/>
    </style:style>
    <style:style style:name="Tabla1.A" style:family="table-column">
      <style:table-column-properties style:column-width="7.825cm"/>
    </style:style>
    <style:style style:name="Tabla1.B" style:family="table-column">
      <style:table-column-properties style:column-width="6.463cm"/>
    </style:style>
    <style:style style:name="Tabla1.1" style:family="table-row">
      <style:table-row-properties style:min-row-height="0.82cm" style:keep-together="true" fo:keep-together="auto"/>
    </style:style>
    <style:style style:name="Tabla1.A1" style:family="table-cell">
      <style:table-cell-properties style:vertical-align="middle" fo:padding-left="0.123cm" fo:padding-right="0.123cm" fo:padding-top="0cm" fo:padding-bottom="0cm" fo:border="none" style:writing-mode="lr-tb"/>
    </style:style>
    <style:style style:name="Tabla1.2" style:family="table-row">
      <style:table-row-properties style:min-row-height="0.801cm" style:keep-together="true" fo:keep-together="auto"/>
    </style:style>
    <style:style style:name="Tabla2" style:family="table">
      <style:table-properties style:width="16.468cm" table:align="margins" style:writing-mode="lr-tb"/>
    </style:style>
    <style:style style:name="Tabla2.A" style:family="table-column">
      <style:table-column-properties style:column-width="4.112cm" style:rel-column-width="16366*"/>
    </style:style>
    <style:style style:name="Tabla2.D" style:family="table-column">
      <style:table-column-properties style:column-width="4.131cm" style:rel-column-width="16437*"/>
    </style:style>
    <style:style style:name="Tabla2.1" style:family="table-row">
      <style:table-row-properties style:min-row-height="3cm" style:keep-together="true" fo:keep-together="auto"/>
    </style:style>
    <style:style style:name="Tabla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2.D1" style:family="table-cell">
      <style:table-cell-properties style:vertical-align="top" fo:padding-left="0.123cm" fo:padding-right="0.123cm" fo:padding-top="0cm" fo:padding-bottom="0cm" fo:border="0.018cm solid #000000" style:writing-mode="lr-tb"/>
    </style:style>
    <style:style style:name="Tabla2.2" style:family="table-row">
      <style:table-row-properties style:min-row-height="0.434cm" style:keep-together="true" fo:keep-together="auto"/>
    </style:style>
    <style:style style:name="Tabla2.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2.D2" style:family="table-cell">
      <style:table-cell-properties style:vertical-align="middle" fo:padding-left="0.123cm" fo:padding-right="0.123cm" fo:padding-top="0cm" fo:padding-bottom="0cm" fo:border="0.018cm solid #000000" style:writing-mode="lr-tb"/>
    </style:style>
    <style:style style:name="Tabla2.3" style:family="table-row">
      <style:table-row-properties style:min-row-height="0.605cm" style:keep-together="true" fo:keep-together="auto"/>
    </style:style>
    <style:style style:name="Tabla3" style:family="table">
      <style:table-properties style:width="16.641cm" table:align="left" style:writing-mode="lr-tb"/>
    </style:style>
    <style:style style:name="Tabla3.A" style:family="table-column">
      <style:table-column-properties style:column-width="1.769cm"/>
    </style:style>
    <style:style style:name="Tabla3.B" style:family="table-column">
      <style:table-column-properties style:column-width="2.374cm"/>
    </style:style>
    <style:style style:name="Tabla3.C" style:family="table-column">
      <style:table-column-properties style:column-width="4.186cm"/>
    </style:style>
    <style:style style:name="Tabla3.D" style:family="table-column">
      <style:table-column-properties style:column-width="8.311cm"/>
    </style:style>
    <style:style style:name="Tabla3.1" style:family="table-row">
      <style:table-row-properties style:min-row-height="0.885cm" style:keep-together="true" fo:keep-together="auto"/>
    </style:style>
    <style:style style:name="Tabla3.A1" style:family="table-cell">
      <style:table-cell-properties style:vertical-align="middle" fo:background-color="#d9d9d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3.D1" style:family="table-cell">
      <style:table-cell-properties style:vertical-align="middle" fo:background-color="#d9d9d9" fo:padding-left="0.123cm" fo:padding-right="0.123cm" fo:padding-top="0cm" fo:padding-bottom="0cm" fo:border="0.018cm solid #000000" style:writing-mode="lr-tb">
        <style:background-image/>
      </style:table-cell-properties>
    </style:style>
    <style:style style:name="Tabla3.2" style:family="table-row">
      <style:table-row-properties style:min-row-height="0.953cm" style:keep-together="true" fo:keep-together="auto"/>
    </style:style>
    <style:style style:name="Tabla3.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a3.B2" style:family="table-cell" style:data-style-name="N37">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a3.D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4" style:family="table">
      <style:table-properties style:width="16.528cm" table:align="left" style:writing-mode="lr-tb"/>
    </style:style>
    <style:style style:name="Tabla4.A" style:family="table-column">
      <style:table-column-properties style:column-width="16.528cm"/>
    </style:style>
    <style:style style:name="Tabla4.1" style:family="table-row">
      <style:table-row-properties style:min-row-height="0.885cm" style:keep-together="false" fo:keep-together="always"/>
    </style:style>
    <style:style style:name="Tabla4.A1" style:family="table-cell">
      <style:table-cell-properties style:vertical-align="middle" fo:background-color="#d9d9d9" fo:padding-left="0.123cm" fo:padding-right="0.123cm" fo:padding-top="0cm" fo:padding-bottom="0cm" fo:border="0.018cm solid #000000" style:writing-mode="lr-tb">
        <style:background-image/>
      </style:table-cell-properties>
    </style:style>
    <style:style style:name="Tabla4.2" style:family="table-row">
      <style:table-row-properties style:min-row-height="2.651cm" style:keep-together="false" fo:keep-together="always"/>
    </style:style>
    <style:style style:name="Tabla4.A2" style:family="table-cell">
      <style:table-cell-properties style:vertical-align="top" fo:padding-left="0.123cm" fo:padding-right="0.123cm" fo:padding-top="0cm" fo:padding-bottom="0cm" fo:border="0.018cm solid #000000" style:writing-mode="lr-tb"/>
    </style:style>
    <style:style style:name="P1" style:family="paragraph" style:parent-style-name="Corp_20_-_20_Texto_20_normal">
      <style:paragraph-properties fo:margin-left="0.168cm" fo:margin-right="0cm" fo:text-align="start" style:justify-single-word="false" fo:text-indent="0cm" style:auto-text-indent="false" style:snap-to-layout-grid="false"/>
    </style:style>
    <style:style style:name="P2" style:family="paragraph" style:parent-style-name="Corp_20_-_20_Texto_20_normal">
      <style:paragraph-properties fo:margin-top="0cm" fo:margin-bottom="0.199cm"/>
    </style:style>
    <style:style style:name="P3" style:family="paragraph" style:parent-style-name="Standard">
      <style:paragraph-properties fo:margin-top="0cm" fo:margin-bottom="0.199cm" fo:text-align="justify" style:justify-single-word="false" fo:orphans="2" fo:widows="2" style:writing-mode="lr-tb"/>
      <style:text-properties style:use-window-font-color="true" fo:font-size="12pt" fo:language="es" fo:country="ES" style:font-name-asian="Times New Roman" style:font-size-asian="12pt" style:font-name-complex="Times New Roman" style:language-complex="ar" style:country-complex="SA"/>
    </style:style>
    <style:style style:name="P4" style:family="paragraph" style:parent-style-name="Heading_20_3">
      <style:paragraph-properties fo:text-align="justify" style:justify-single-word="false" fo:orphans="2" fo:widows="2" style:writing-mode="lr-tb"/>
      <style:text-properties style:use-window-font-color="true" fo:font-size="12pt" fo:language="es" fo:country="ES" style:font-name-asian="Times New Roman" style:font-size-asian="12pt" style:font-name-complex="Times New Roman" style:language-complex="ar" style:country-complex="SA"/>
    </style:style>
    <style:style style:name="P5" style:family="paragraph" style:parent-style-name="Heading_20_2">
      <style:paragraph-properties fo:text-align="justify" style:justify-single-word="false" fo:orphans="2" fo:widows="2" style:writing-mode="lr-tb"/>
      <style:text-properties style:use-window-font-color="true" fo:font-size="12pt" fo:language="es" fo:country="ES" style:font-name-asian="Times New Roman" style:font-size-asian="12pt" style:font-name-complex="Times New Roman" style:language-complex="ar" style:country-complex="SA"/>
    </style:style>
    <style:style style:name="P6" style:family="paragraph" style:parent-style-name="Header">
      <style:paragraph-properties>
        <style:tab-stops/>
      </style:paragraph-properties>
    </style:style>
    <style:style style:name="P7" style:family="paragraph" style:parent-style-name="Header">
      <style:text-properties style:font-name="NewsGotT"/>
    </style:style>
    <style:style style:name="P8" style:family="paragraph" style:parent-style-name="Standard">
      <style:paragraph-properties style:line-height-at-least="0cm"/>
    </style:style>
    <style:style style:name="P9" style:family="paragraph" style:parent-style-name="Standard">
      <style:paragraph-properties fo:text-align="justify" style:justify-single-word="false"/>
      <style:text-properties style:use-window-font-color="true" fo:font-size="12pt" fo:language="es" fo:country="ES" style:font-name-asian="Times New Roman" style:font-size-asian="12pt" style:font-name-complex="Times New Roman" style:language-complex="ar" style:country-complex="SA"/>
    </style:style>
    <style:style style:name="P10" style:family="paragraph" style:parent-style-name="Corp_20_-_20_Texto_20_normal">
      <style:paragraph-properties fo:margin-top="0cm" fo:margin-bottom="0.212cm" fo:text-align="center" style:justify-single-word="false" style:snap-to-layout-grid="false"/>
      <style:text-properties fo:text-transform="uppercase" fo:font-size="10pt" fo:language="es" fo:country="ES" fo:font-weight="bold" style:font-size-asian="10pt" style:font-weight-asian="bold" style:font-size-complex="10pt" style:font-weight-complex="bold"/>
    </style:style>
    <style:style style:name="P11" style:family="paragraph" style:parent-style-name="Corp_20_-_20_Texto_20_normal">
      <style:paragraph-properties fo:margin-top="0cm" fo:margin-bottom="0.212cm" fo:text-align="end" style:justify-single-word="false" style:snap-to-layout-grid="false"/>
      <style:text-properties fo:text-transform="uppercase" fo:font-size="18pt" fo:font-weight="bold" style:font-size-asian="18pt" style:font-weight-asian="bold" style:font-weight-complex="bold"/>
    </style:style>
    <style:style style:name="P12" style:family="paragraph" style:parent-style-name="Corp_20_-_20_Encabezado">
      <style:paragraph-properties style:snap-to-layout-grid="false"/>
      <style:text-properties fo:language="es" fo:country="ES"/>
    </style:style>
    <style:style style:name="P13" style:family="paragraph" style:parent-style-name="Corp_20_-_20_Encabezado">
      <style:paragraph-properties style:snap-to-layout-grid="false"/>
      <style:text-properties fo:language="es" fo:country="ES" style:font-weight-complex="bold"/>
    </style:style>
    <style:style style:name="P14" style:family="paragraph" style:parent-style-name="Corp_20_-_20_Encabezado">
      <style:paragraph-properties style:snap-to-layout-grid="false"/>
    </style:style>
    <style:style style:name="P15" style:family="paragraph" style:parent-style-name="Corp_20_-_20_Encabezado">
      <style:paragraph-properties fo:text-align="center" style:justify-single-word="false" style:snap-to-layout-grid="false"/>
    </style:style>
    <style:style style:name="P16" style:family="paragraph" style:parent-style-name="Corp_20_-_20_Pie">
      <style:text-properties fo:font-size="8pt" fo:font-weight="bold" style:font-size-asian="8pt" style:font-weight-asian="bold" style:font-weight-complex="bold"/>
    </style:style>
    <style:style style:name="P17" style:family="paragraph" style:parent-style-name="Corp_20_-_20_Pie">
      <style:text-properties fo:font-weight="bold" style:font-weight-asian="bold" style:font-weight-complex="bold"/>
    </style:style>
    <style:style style:name="P18" style:family="paragraph" style:parent-style-name="Corp_20_-_20_Texto_20_normal">
      <style:paragraph-properties fo:margin-top="0cm" fo:margin-bottom="0.199cm"/>
    </style:style>
    <style:style style:name="P19" style:family="paragraph" style:parent-style-name="Standard">
      <style:paragraph-properties fo:margin-top="0cm" fo:margin-bottom="0.199cm" fo:text-align="justify" style:justify-single-word="false" fo:orphans="2" fo:widows="2" style:writing-mode="lr-tb"/>
      <style:text-properties style:use-window-font-color="true" fo:font-size="12pt" fo:language="es" fo:country="ES" style:font-name-asian="Times New Roman" style:font-size-asian="12pt" style:font-name-complex="Times New Roman" style:language-complex="ar" style:country-complex="SA"/>
    </style:style>
    <style:style style:name="P20" style:family="paragraph" style:parent-style-name="Corp_20_-_20_Texto_20_normal">
      <style:paragraph-properties fo:break-before="page"/>
    </style:style>
    <style:style style:name="P21" style:family="paragraph" style:parent-style-name="Contents_20_4">
      <style:text-properties fo:language="es" fo:country="ES"/>
    </style:style>
    <style:style style:name="P22" style:family="paragraph" style:parent-style-name="Header">
      <style:paragraph-properties fo:margin-left="0cm" fo:margin-right="0.22cm" fo:text-align="end" style:justify-single-word="false" fo:text-indent="0cm" style:auto-text-indent="false" style:snap-to-layout-grid="false"/>
    </style:style>
    <style:style style:name="P23" style:family="paragraph" style:parent-style-name="Corp_20_-_20_Texto_20_normal">
      <style:paragraph-properties fo:margin-left="0cm" fo:margin-right="0.22cm" fo:text-align="end" style:justify-single-word="false" fo:text-indent="0cm" style:auto-text-indent="false" style:snap-to-layout-grid="false"/>
    </style:style>
    <style:style style:name="P24" style:family="paragraph" style:parent-style-name="Corp_20_-_20_Texto_20_normal">
      <style:paragraph-properties fo:margin-left="0cm" fo:margin-right="0.22cm" fo:text-align="end" style:justify-single-word="false" fo:text-indent="0cm" style:auto-text-indent="false" style:snap-to-layout-grid="false"/>
      <style:text-properties fo:language="es" fo:country="ES"/>
    </style:style>
    <style:style style:name="P25" style:family="paragraph" style:parent-style-name="Header">
      <style:paragraph-properties fo:margin-left="0.168cm" fo:margin-right="0cm" fo:text-indent="0cm" style:auto-text-indent="false" style:snap-to-layout-grid="false">
        <style:tab-stops>
          <style:tab-stop style:position="7.332cm" style:type="center"/>
          <style:tab-stop style:position="14.833cm" style:type="right"/>
        </style:tab-stops>
      </style:paragraph-properties>
    </style:style>
    <style:style style:name="P26" style:family="paragraph" style:parent-style-name="Corp_20_-_20_Texto_20_normal">
      <style:paragraph-properties fo:margin-left="0.168cm" fo:margin-right="0cm" fo:text-align="start" style:justify-single-word="false" fo:text-indent="0cm" style:auto-text-indent="false" style:snap-to-layout-grid="false"/>
    </style:style>
    <style:style style:name="P27" style:family="paragraph" style:parent-style-name="Corp_20_-_20_Texto_20_normal">
      <style:paragraph-properties fo:margin-left="0.168cm" fo:margin-right="0cm" fo:text-align="start" style:justify-single-word="false" fo:text-indent="0cm" style:auto-text-indent="false" style:snap-to-layout-grid="false"/>
      <style:text-properties fo:language="es" fo:country="ES" style:font-weight-complex="bold"/>
    </style:style>
    <style:style style:name="P28" style:family="paragraph" style:parent-style-name="Corp_20_-_20_Texto_20_normal">
      <style:paragraph-properties style:snap-to-layout-grid="false"/>
    </style:style>
    <style:style style:name="P29" style:family="paragraph" style:parent-style-name="Corp_20_-_20_Texto_20_normal">
      <style:paragraph-properties fo:text-align="start" style:justify-single-word="false" style:snap-to-layout-grid="false"/>
    </style:style>
    <style:style style:name="P30" style:family="paragraph" style:parent-style-name="Corp_20_-_20_Texto_20_normal">
      <style:text-properties fo:language="es" fo:country="ES"/>
    </style:style>
    <style:style style:name="P31" style:family="paragraph" style:parent-style-name="Corp_20_-_20_Texto_20_normal">
      <style:paragraph-properties fo:text-align="center" style:justify-single-word="false" style:snap-to-layout-grid="false"/>
    </style:style>
    <style:style style:name="P32" style:family="paragraph" style:parent-style-name="Corp_20_-_20_Texto_20_normal">
      <style:text-properties fo:font-weight="bold" style:font-weight-asian="bold" style:font-weight-complex="bold"/>
    </style:style>
    <style:style style:name="P33" style:family="paragraph" style:parent-style-name="Corp_20_-_20_Texto_20_normal">
      <style:paragraph-properties fo:text-align="center" style:justify-single-word="false"/>
      <style:text-properties fo:font-weight="bold" style:font-weight-asian="bold" style:font-weight-complex="bold"/>
    </style:style>
    <style:style style:name="P34" style:family="paragraph" style:parent-style-name="Corp_20_-_20_Texto_20_normal">
      <style:paragraph-properties fo:text-align="start" style:justify-single-word="false" style:snap-to-layout-grid="false"/>
      <style:text-properties fo:font-weight="bold" style:font-weight-asian="bold" style:font-weight-complex="bold"/>
    </style:style>
    <style:style style:name="P35" style:family="paragraph" style:parent-style-name="Corp_20_-_20_Texto_20_normal">
      <style:paragraph-properties fo:text-align="center" style:justify-single-word="false" style:snap-to-layout-grid="false"/>
      <style:text-properties fo:font-size="10pt" fo:font-weight="bold" style:font-size-asian="10pt" style:font-weight-asian="bold" style:font-weight-complex="bold"/>
    </style:style>
    <style:style style:name="P36" style:family="paragraph" style:parent-style-name="Corp_20_-_20_Texto_20_normal">
      <style:paragraph-properties>
        <style:tab-stops>
          <style:tab-stop style:position="0.711cm"/>
          <style:tab-stop style:position="16.482cm" style:type="right" style:leader-style="dotted" style:leader-text="."/>
        </style:tab-stops>
      </style:paragraph-properties>
      <style:text-properties fo:text-transform="uppercase" fo:font-weight="bold" style:letter-kerning="true" style:font-weight-asian="bold" style:font-name-complex="Times New Roman" style:font-size-complex="12pt"/>
    </style:style>
    <style:style style:name="P37" style:family="paragraph" style:parent-style-name="Corp_20_-_20_Texto_20_normal">
      <style:paragraph-properties fo:text-align="center" style:justify-single-word="false" style:snap-to-layout-grid="false"/>
      <style:text-properties fo:font-weight="normal" style:font-weight-asian="normal" style:font-weight-complex="normal"/>
    </style:style>
    <style:style style:name="P38" style:family="paragraph" style:parent-style-name="Standard">
      <style:paragraph-properties fo:margin-left="1.249cm" fo:margin-right="0cm" fo:text-align="justify" style:justify-single-word="false" fo:orphans="2" fo:widows="2" fo:text-indent="0cm" style:auto-text-indent="false" style:writing-mode="lr-tb"/>
    </style:style>
    <style:style style:name="P39" style:family="paragraph" style:parent-style-name="Standard">
      <style:paragraph-properties fo:margin-left="1.249cm" fo:margin-right="0cm" fo:text-align="justify" style:justify-single-word="false" fo:orphans="2" fo:widows="2" fo:text-indent="0cm" style:auto-text-indent="false" style:writing-mode="lr-tb"/>
      <style:text-properties style:use-window-font-color="true" fo:font-size="12pt" fo:language="es" fo:country="ES" style:font-name-asian="Times New Roman" style:font-size-asian="12pt" style:font-name-complex="Times New Roman" style:language-complex="ar" style:country-complex="SA"/>
    </style:style>
    <style:style style:name="P40" style:family="paragraph" style:parent-style-name="Standard">
      <style:paragraph-properties fo:margin-left="1.249cm" fo:margin-right="0cm" fo:margin-top="0cm" fo:margin-bottom="0.199cm" fo:text-align="justify" style:justify-single-word="false" fo:orphans="2" fo:widows="2" fo:text-indent="0cm" style:auto-text-indent="false" style:writing-mode="lr-tb"/>
    </style:style>
    <style:style style:name="P41" style:family="paragraph" style:parent-style-name="Standard">
      <style:paragraph-properties fo:margin-left="1.249cm" fo:margin-right="0cm" fo:margin-top="0cm" fo:margin-bottom="0.199cm" fo:text-align="justify" style:justify-single-word="false" fo:text-indent="0cm" style:auto-text-indent="false"/>
      <style:text-properties style:use-window-font-color="true" fo:font-size="12pt" fo:language="es" fo:country="ES" style:font-name-asian="Times New Roman" style:font-size-asian="12pt" style:font-name-complex="Times New Roman" style:language-complex="ar" style:country-complex="SA"/>
    </style:style>
    <style:style style:name="P42" style:family="paragraph" style:parent-style-name="Standard">
      <style:paragraph-properties fo:margin-left="2.498cm" fo:margin-right="0cm" fo:margin-top="0cm" fo:margin-bottom="0.199cm" fo:text-align="start" style:justify-single-word="false" fo:text-indent="0cm" style:auto-text-indent="false">
        <style:tab-stops>
          <style:tab-stop style:position="0.238cm"/>
        </style:tab-stops>
      </style:paragraph-properties>
    </style:style>
    <style:style style:name="P43" style:family="paragraph" style:parent-style-name="Standard">
      <style:paragraph-properties fo:margin-left="2.498cm" fo:margin-right="0cm" fo:margin-top="0cm" fo:margin-bottom="0.199cm" fo:text-align="start" style:justify-single-word="false" fo:text-indent="0cm" style:auto-text-indent="false">
        <style:tab-stops>
          <style:tab-stop style:position="0.238cm"/>
        </style:tab-stops>
      </style:paragraph-properties>
      <style:text-properties style:use-window-font-color="true" fo:font-size="12pt" fo:language="es" fo:country="ES" style:font-name-asian="Times New Roman" style:font-size-asian="12pt" style:font-name-complex="Times New Roman" style:language-complex="ar" style:country-complex="SA"/>
    </style:style>
    <style:style style:name="P44" style:family="paragraph" style:parent-style-name="Standard">
      <style:paragraph-properties fo:margin-left="0cm" fo:margin-right="0cm" fo:margin-top="0cm" fo:margin-bottom="0.199cm" fo:text-align="justify" style:justify-single-word="false" fo:text-indent="0cm" style:auto-text-indent="false"/>
      <style:text-properties style:use-window-font-color="true" fo:font-size="12pt" fo:language="es" fo:country="ES" style:font-name-asian="Times New Roman" style:font-size-asian="12pt" style:font-name-complex="Times New Roman" style:language-complex="ar" style:country-complex="SA"/>
    </style:style>
    <style:style style:name="P45" style:family="paragraph" style:parent-style-name="Standard">
      <style:paragraph-properties fo:margin-top="0cm" fo:margin-bottom="0.199cm" fo:text-align="justify" style:justify-single-word="false" fo:orphans="2" fo:widows="2" style:writing-mode="lr-tb"/>
      <style:text-properties style:use-window-font-color="true" fo:font-size="12pt" fo:language="es" fo:country="ES" style:font-name-asian="Times New Roman" style:font-size-asian="12pt" style:font-name-complex="Times New Roman" style:language-complex="ar" style:country-complex="SA"/>
    </style:style>
    <style:style style:name="P46" style:family="paragraph" style:parent-style-name="Standard" style:list-style-name="L6">
      <style:paragraph-properties fo:margin-top="0cm" fo:margin-bottom="0.199cm" fo:text-align="justify" style:justify-single-word="false" fo:orphans="2" fo:widows="2" style:writing-mode="lr-tb"/>
      <style:text-properties style:use-window-font-color="true" fo:font-size="12pt" fo:language="es" fo:country="ES" style:font-name-asian="Times New Roman" style:font-size-asian="12pt" style:font-name-complex="Times New Roman" style:language-complex="ar" style:country-complex="SA"/>
    </style:style>
    <style:style style:name="P47" style:family="paragraph" style:parent-style-name="Standard" style:list-style-name="L6">
      <style:paragraph-properties fo:margin-top="0cm" fo:margin-bottom="0.199cm" fo:text-align="justify" style:justify-single-word="false" fo:orphans="2" fo:widows="2" style:writing-mode="lr-tb"/>
    </style:style>
    <style:style style:name="P48" style:family="paragraph" style:parent-style-name="Standard" style:list-style-name="L6">
      <style:paragraph-properties fo:margin-top="0cm" fo:margin-bottom="0.199cm" fo:text-align="justify" style:justify-single-word="false"/>
      <style:text-properties style:use-window-font-color="true" fo:font-size="12pt" fo:language="es" fo:country="ES" style:font-name-asian="Times New Roman" style:font-size-asian="12pt" style:font-name-complex="Times New Roman" style:language-complex="ar" style:country-complex="SA"/>
    </style:style>
    <style:style style:name="P49" style:family="paragraph" style:parent-style-name="Standard" style:list-style-name="L8">
      <style:paragraph-properties fo:margin-top="0cm" fo:margin-bottom="0.199cm" fo:text-align="justify" style:justify-single-word="false"/>
      <style:text-properties style:use-window-font-color="true" fo:font-size="12pt" fo:language="es" fo:country="ES" style:font-name-asian="Times New Roman" style:font-size-asian="12pt" style:font-name-complex="Times New Roman" style:language-complex="ar" style:country-complex="SA"/>
    </style:style>
    <style:style style:name="P50" style:family="paragraph" style:parent-style-name="Standard" style:list-style-name="L7">
      <style:paragraph-properties fo:margin-top="0cm" fo:margin-bottom="0.199cm" fo:text-align="start" style:justify-single-word="false">
        <style:tab-stops>
          <style:tab-stop style:position="0.238cm"/>
        </style:tab-stops>
      </style:paragraph-properties>
    </style:style>
    <style:style style:name="P51" style:family="paragraph" style:parent-style-name="Standard" style:list-style-name="L6">
      <style:paragraph-properties fo:margin-top="0cm" fo:margin-bottom="0.199cm" fo:text-align="justify" style:justify-single-word="false"/>
    </style:style>
    <style:style style:name="P52" style:family="paragraph" style:parent-style-name="Standard" style:list-style-name="L6">
      <style:paragraph-properties fo:margin-left="2.143cm" fo:margin-right="0cm" fo:margin-top="0cm" fo:margin-bottom="0.199cm" fo:text-align="justify" style:justify-single-word="false" fo:orphans="2" fo:widows="2" fo:text-indent="-0.873cm" style:auto-text-indent="false" style:writing-mode="lr-tb">
        <style:tab-stops>
          <style:tab-stop style:position="0.238cm"/>
        </style:tab-stops>
      </style:paragraph-properties>
      <style:text-properties style:use-window-font-color="true" fo:font-size="12pt" fo:language="es" fo:country="ES" style:font-name-asian="Times New Roman" style:font-size-asian="12pt" style:font-name-complex="Times New Roman" style:language-complex="ar" style:country-complex="SA"/>
    </style:style>
    <style:style style:name="P53" style:family="paragraph" style:parent-style-name="Standard" style:list-style-name="L6">
      <style:paragraph-properties fo:margin-left="2.143cm" fo:margin-right="0cm" fo:margin-top="0cm" fo:margin-bottom="0.199cm" fo:text-align="justify" style:justify-single-word="false" fo:text-indent="-0.873cm" style:auto-text-indent="false">
        <style:tab-stops>
          <style:tab-stop style:position="0.238cm"/>
        </style:tab-stops>
      </style:paragraph-properties>
      <style:text-properties style:use-window-font-color="true" fo:font-size="12pt" fo:language="es" fo:country="ES" style:font-name-asian="Times New Roman" style:font-size-asian="12pt" style:font-name-complex="Times New Roman" style:language-complex="ar" style:country-complex="SA"/>
    </style:style>
    <style:style style:name="P54" style:family="paragraph" style:parent-style-name="Standard" style:list-style-name="L6">
      <style:paragraph-properties fo:margin-left="2.143cm" fo:margin-right="0cm" fo:margin-top="0cm" fo:margin-bottom="0.199cm" fo:text-align="start" style:justify-single-word="false" fo:text-indent="-0.873cm" style:auto-text-indent="false">
        <style:tab-stops>
          <style:tab-stop style:position="0.238cm"/>
        </style:tab-stops>
      </style:paragraph-properties>
    </style:style>
    <style:style style:name="P55" style:family="paragraph" style:parent-style-name="Standard" style:list-style-name="L6">
      <style:paragraph-properties fo:margin-top="0cm" fo:margin-bottom="0cm" fo:text-align="justify" style:justify-single-word="false"/>
      <style:text-properties style:use-window-font-color="true" fo:font-size="12pt" fo:language="es" fo:country="ES" style:font-name-asian="Times New Roman" style:font-size-asian="12pt" style:font-name-complex="Times New Roman" style:language-complex="ar" style:country-complex="SA"/>
    </style:style>
    <style:style style:name="P56" style:family="paragraph" style:parent-style-name="Standard" style:list-style-name="L6">
      <style:paragraph-properties fo:margin-left="0cm" fo:margin-right="0cm" fo:margin-top="0cm" fo:margin-bottom="0.199cm" fo:text-align="justify" style:justify-single-word="false" fo:text-indent="0cm" style:auto-text-indent="false">
        <style:tab-stops>
          <style:tab-stop style:position="0.238cm"/>
        </style:tab-stops>
      </style:paragraph-properties>
      <style:text-properties style:use-window-font-color="true" fo:font-size="12pt" fo:language="es" fo:country="ES" style:font-name-asian="Times New Roman" style:font-size-asian="12pt" style:font-name-complex="Times New Roman" style:language-complex="ar" style:country-complex="SA"/>
    </style:style>
    <style:style style:name="P57" style:family="paragraph" style:parent-style-name="Text_20_body" style:list-style-name="L6"/>
    <style:style style:name="P58" style:family="paragraph" style:parent-style-name="Heading_20_1">
      <style:paragraph-properties fo:orphans="2" fo:widows="2" style:writing-mode="lr-tb"/>
      <style:text-properties style:use-window-font-color="true" fo:font-size="12pt" fo:language="es" fo:country="ES" style:font-name-asian="Times New Roman" style:font-size-asian="12pt" style:font-name-complex="Times New Roman" style:language-complex="ar" style:country-complex="SA"/>
    </style:style>
    <style:style style:name="P59" style:family="paragraph" style:parent-style-name="Heading_20_2">
      <style:paragraph-properties fo:text-align="justify" style:justify-single-word="false" fo:orphans="2" fo:widows="2" style:writing-mode="lr-tb"/>
      <style:text-properties style:use-window-font-color="true" fo:font-size="12pt" fo:language="es" fo:country="ES" style:font-name-asian="Times New Roman" style:font-size-asian="12pt" style:font-name-complex="Times New Roman" style:language-complex="ar" style:country-complex="SA"/>
    </style:style>
    <style:style style:name="P60" style:family="paragraph" style:parent-style-name="Heading_20_3">
      <style:paragraph-properties fo:text-align="justify" style:justify-single-word="false" fo:orphans="2" fo:widows="2" style:writing-mode="lr-tb"/>
      <style:text-properties style:use-window-font-color="true" fo:font-size="12pt" fo:language="es" fo:country="ES" style:font-name-asian="Times New Roman" style:font-size-asian="12pt" style:font-name-complex="Times New Roman" style:language-complex="ar" style:country-complex="SA"/>
    </style:style>
    <style:style style:name="P61" style:family="paragraph" style:parent-style-name="Corp_20_-_20_Texto_20_normal" style:list-style-name="L1">
      <style:paragraph-properties fo:text-align="start" style:justify-single-word="false" style:snap-to-layout-grid="false"/>
    </style:style>
    <style:style style:name="P62" style:family="paragraph" style:parent-style-name="Corp_20_-_20_Texto_20_normal" style:master-page-name="Standard">
      <style:paragraph-properties fo:text-align="end" style:justify-single-word="false" style:page-number="auto"/>
    </style:style>
    <style:style style:name="P63" style:family="paragraph" style:parent-style-name="Corp_20_-_20_Texto_20_normal" style:master-page-name="Convertir_20_1">
      <style:paragraph-properties style:page-number="auto"/>
    </style:style>
    <style:style style:name="P64" style:family="paragraph" style:parent-style-name="Corp_20_-_20_Texto_20_normal">
      <style:paragraph-properties fo:margin-top="0cm" fo:margin-bottom="0.199cm"/>
    </style:style>
    <style:style style:name="P65" style:family="paragraph" style:parent-style-name="Corp_20_-_20_Texto_20_normal" style:list-style-name="L2">
      <style:paragraph-properties fo:margin-top="0cm" fo:margin-bottom="0.199cm"/>
    </style:style>
    <style:style style:name="P66" style:family="paragraph" style:parent-style-name="Corp_20_-_20_Texto_20_normal" style:list-style-name="L3">
      <style:paragraph-properties fo:margin-top="0cm" fo:margin-bottom="0.199cm"/>
    </style:style>
    <style:style style:name="P67" style:family="paragraph" style:parent-style-name="Corp_20_-_20_Texto_20_normal" style:list-style-name="L4">
      <style:paragraph-properties fo:margin-top="0cm" fo:margin-bottom="0.199cm"/>
    </style:style>
    <style:style style:name="P68" style:family="paragraph" style:parent-style-name="Corp_20_-_20_Texto_20_normal" style:list-style-name="L5">
      <style:paragraph-properties fo:margin-top="0cm" fo:margin-bottom="0.199cm"/>
    </style:style>
    <style:style style:name="P69" style:family="paragraph" style:parent-style-name="Corp_20_-_20_Texto_20_normal" style:list-style-name="L9">
      <style:paragraph-properties fo:margin-top="0cm" fo:margin-bottom="0.199cm"/>
    </style:style>
    <style:style style:name="P70" style:family="paragraph" style:parent-style-name="Corp_20_-_20_Texto_20_normal">
      <style:paragraph-properties fo:margin-left="0.168cm" fo:margin-right="0cm" fo:text-align="start" style:justify-single-word="false" fo:text-indent="0cm" style:auto-text-indent="false" style:snap-to-layout-grid="false"/>
    </style:style>
    <style:style style:name="P71" style:family="paragraph" style:parent-style-name="Contents_20_1">
      <style:paragraph-properties>
        <style:tab-stops>
          <style:tab-stop style:position="16.499cm" style:type="right" style:leader-style="dotted" style:leader-text="."/>
        </style:tab-stops>
      </style:paragraph-properties>
    </style:style>
    <style:style style:name="P72" style:family="paragraph" style:parent-style-name="Contents_20_3">
      <style:paragraph-properties>
        <style:tab-stops>
          <style:tab-stop style:position="15.789cm" style:type="right" style:leader-style="dotted" style:leader-text="."/>
        </style:tab-stops>
      </style:paragraph-properties>
    </style:style>
    <style:style style:name="P73" style:family="paragraph" style:parent-style-name="Contents_20_2">
      <style:paragraph-properties>
        <style:tab-stops>
          <style:tab-stop style:position="16.15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Symbol" fo:font-size="7pt" fo:font-weight="bold" style:font-size-asian="7pt" style:font-weight-asian="bold"/>
    </style:style>
    <style:style style:name="T4" style:family="text">
      <style:text-properties style:font-name="ITC Officina Sans Book" fo:font-size="7pt" fo:font-weight="bold" style:font-size-asian="7pt" style:font-weight-asian="bold"/>
    </style:style>
    <style:style style:name="T5" style:family="text">
      <style:text-properties fo:font-size="8pt" fo:font-weight="bold" style:font-size-asian="8pt" style:font-weight-asian="bold"/>
    </style:style>
    <style:style style:name="T6" style:family="text">
      <style:text-properties fo:font-size="8pt" style:font-size-asian="8pt" style:font-weight-complex="bold"/>
    </style:style>
    <style:style style:name="T7" style:family="text">
      <style:text-properties fo:font-weight="normal" style:font-weight-asian="normal" style:font-weight-complex="normal"/>
    </style:style>
    <style:style style:name="T8" style:family="text">
      <style:text-properties style:use-window-font-color="true" fo:font-size="12pt" fo:language="es" fo:country="ES" style:font-name-asian="Times New Roman" style:font-size-asian="12pt" style:font-name-complex="Times New Roman" style:language-complex="ar" style:country-complex="SA"/>
    </style:style>
    <style:style style:name="T9" style:family="text">
      <style:text-properties style:use-window-font-color="true" fo:font-size="12pt" fo:language="es" fo:country="ES" fo:font-style="italic" style:font-name-asian="Times New Roman" style:font-size-asian="12pt" style:font-style-asian="italic" style:font-name-complex="Times New Roman" style:language-complex="ar" style:country-complex="SA" style:font-style-complex="italic"/>
    </style:style>
    <style:style style:name="T10" style:family="text">
      <style:text-properties style:use-window-font-color="true" fo:font-size="12pt" fo:language="es" fo:country="ES" fo:font-weight="bold" style:font-name-asian="Times New Roman" style:font-size-asian="12pt" style:font-weight-asian="bold" style:font-name-complex="Times New Roman" style:language-complex="ar" style:country-complex="SA" style:font-weight-complex="bold"/>
    </style:style>
    <style:style style:name="T11" style:family="text">
      <style:text-properties style:use-window-font-color="true" fo:font-size="12pt" fo:language="es" fo:country="ES" fo:font-style="normal" fo:font-weight="normal" style:font-name-asian="Times New Roman" style:font-size-asian="12pt" style:font-style-asian="normal" style:font-weight-asian="normal" style:font-name-complex="Times New Roman" style:language-complex="ar" style:country-complex="SA" style:font-style-complex="normal" style:font-weight-complex="normal"/>
    </style:style>
    <style:style style:name="T12" style:family="text"/>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076cm" draw:visible-area-height="5.076cm"/>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089cm" draw:visible-area-height="1.904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3cm" fo:text-indent="-0.635cm" fo:margin-left="8.2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8cm" fo:text-indent="-0.635cm" fo:margin-left="8.8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3cm" fo:text-indent="-0.635cm" fo:margin-left="9.48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171114672" text:id="ct171114672">
          <text:insertion>
            <office:change-info>
              <dc:creator>Jose Luis</dc:creator>
              <dc:date>2015-06-22T12:18:00</dc:date>
            </office:change-info>
          </text:insertion>
        </text:changed-region>
        <text:changed-region xml:id="ct159035112" text:id="ct159035112">
          <text:deletion>
            <office:change-info>
              <dc:creator>Jose Luis</dc:creator>
              <dc:date>2015-06-22T12:18:00</dc:date>
            </office:change-info>
            <text:p text:style-name="P1">0</text:p>
          </text:deletion>
        </text:changed-region>
        <text:changed-region xml:id="ct169611032" text:id="ct169611032">
          <text:insertion>
            <office:change-info>
              <dc:creator>Jose Luis</dc:creator>
              <dc:date>2015-06-22T12:18:00</dc:date>
            </office:change-info>
          </text:insertion>
        </text:changed-region>
        <text:changed-region xml:id="ct158786480" text:id="ct158786480">
          <text:insertion>
            <office:change-info>
              <dc:creator>Jose Luis</dc:creator>
              <dc:date>2015-06-22T12:18:00</dc:date>
            </office:change-info>
          </text:insertion>
        </text:changed-region>
        <text:changed-region xml:id="ct158778488" text:id="ct158778488">
          <text:insertion>
            <office:change-info>
              <dc:creator>Jose Luis</dc:creator>
              <dc:date>2015-06-22T12:18:00</dc:date>
            </office:change-info>
          </text:insertion>
        </text:changed-region>
        <text:changed-region xml:id="ct169213256" text:id="ct169213256">
          <text:insertion>
            <office:change-info>
              <dc:creator>Jose Luis</dc:creator>
              <dc:date>2015-06-22T12:18:00</dc:date>
            </office:change-info>
          </text:insertion>
        </text:changed-region>
        <text:changed-region xml:id="ct157129792" text:id="ct157129792">
          <text:insertion>
            <office:change-info>
              <dc:creator>Jose Luis</dc:creator>
              <dc:date>2015-06-22T10:32:00</dc:date>
            </office:change-info>
          </text:insertion>
        </text:changed-region>
        <text:changed-region xml:id="ct157137272" text:id="ct157137272">
          <text:insertion>
            <office:change-info>
              <dc:creator>Jose Luis</dc:creator>
              <dc:date>2015-06-22T10:37:00</dc:date>
            </office:change-info>
          </text:insertion>
        </text:changed-region>
        <text:changed-region xml:id="ct158815456" text:id="ct158815456">
          <text:deletion>
            <office:change-info>
              <dc:creator>Jose Luis</dc:creator>
              <dc:date>2015-06-22T10:37:00</dc:date>
            </office:change-info>
            <text:p text:style-name="P2">vacía</text:p>
          </text:deletion>
        </text:changed-region>
        <text:changed-region xml:id="ct158815688" text:id="ct158815688">
          <text:insertion>
            <office:change-info>
              <dc:creator>Jose Luis</dc:creator>
              <dc:date>2015-06-22T10:37:00</dc:date>
            </office:change-info>
          </text:insertion>
        </text:changed-region>
        <text:changed-region xml:id="ct156847440" text:id="ct156847440">
          <text:deletion>
            <office:change-info>
              <dc:creator>Jose Luis</dc:creator>
              <dc:date>2015-06-22T10:37:00</dc:date>
            </office:change-info>
            <text:p text:style-name="P3">dejar </text:p>
          </text:deletion>
        </text:changed-region>
        <text:changed-region xml:id="ct157131728" text:id="ct157131728">
          <text:insertion>
            <office:change-info>
              <dc:creator>Jose Luis</dc:creator>
              <dc:date>2015-06-22T10:37:00</dc:date>
            </office:change-info>
          </text:insertion>
        </text:changed-region>
        <text:changed-region xml:id="ct156849024" text:id="ct156849024">
          <text:deletion>
            <office:change-info>
              <dc:creator>Jose Luis</dc:creator>
              <dc:date>2015-06-22T10:37:00</dc:date>
            </office:change-info>
            <text:p text:style-name="P3">no activas</text:p>
          </text:deletion>
        </text:changed-region>
        <text:changed-region xml:id="ct156849120" text:id="ct156849120">
          <text:insertion>
            <office:change-info>
              <dc:creator>Jose Luis</dc:creator>
              <dc:date>2015-06-22T10:37:00</dc:date>
            </office:change-info>
          </text:insertion>
        </text:changed-region>
        <text:changed-region xml:id="ct157226368" text:id="ct157226368">
          <text:insertion>
            <office:change-info>
              <dc:creator>Jose Luis</dc:creator>
              <dc:date>2015-06-22T10:44:00</dc:date>
            </office:change-info>
          </text:insertion>
        </text:changed-region>
        <text:changed-region xml:id="ct157228744" text:id="ct157228744">
          <text:insertion>
            <office:change-info>
              <dc:creator>Jose Luis</dc:creator>
              <dc:date>2015-06-22T11:10:00</dc:date>
            </office:change-info>
          </text:insertion>
        </text:changed-region>
        <text:changed-region xml:id="ct157230944" text:id="ct157230944">
          <text:insertion>
            <office:change-info>
              <dc:creator>Jose Luis</dc:creator>
              <dc:date>2015-06-22T11:46:00</dc:date>
            </office:change-info>
          </text:insertion>
        </text:changed-region>
        <text:changed-region xml:id="ct157235192" text:id="ct157235192">
          <text:insertion>
            <office:change-info>
              <dc:creator>Jose Luis</dc:creator>
              <dc:date>2015-06-22T11:11:00</dc:date>
            </office:change-info>
          </text:insertion>
        </text:changed-region>
        <text:changed-region xml:id="ct157234208" text:id="ct157234208">
          <text:insertion>
            <office:change-info>
              <dc:creator>Jose Luis</dc:creator>
              <dc:date>2015-06-22T11:12:00</dc:date>
            </office:change-info>
          </text:insertion>
        </text:changed-region>
        <text:changed-region xml:id="ct169547632" text:id="ct169547632">
          <text:insertion>
            <office:change-info>
              <dc:creator>Jose Luis</dc:creator>
              <dc:date>2015-06-22T11:50:00</dc:date>
            </office:change-info>
          </text:insertion>
        </text:changed-region>
        <text:changed-region xml:id="ct163938608" text:id="ct163938608">
          <text:deletion>
            <office:change-info>
              <dc:creator>Jose Luis</dc:creator>
              <dc:date>2015-06-22T11:50:00</dc:date>
            </office:change-info>
            <text:h text:style-name="P4" text:outline-level="3">Asignación</text:h>
          </text:deletion>
        </text:changed-region>
        <text:changed-region xml:id="ct169417040" text:id="ct169417040">
          <text:insertion>
            <office:change-info>
              <dc:creator>Jose Luis</dc:creator>
              <dc:date>2015-06-22T11:13:00</dc:date>
            </office:change-info>
          </text:insertion>
        </text:changed-region>
        <text:changed-region xml:id="ct158068336" text:id="ct158068336">
          <text:deletion>
            <office:change-info>
              <dc:creator>Jose Luis</dc:creator>
              <dc:date>2015-06-22T12:08:00</dc:date>
            </office:change-info>
            <text:h text:style-name="P4" text:outline-level="3"><text:s/></text:h>
          </text:deletion>
        </text:changed-region>
        <text:changed-region xml:id="ct157028320" text:id="ct157028320">
          <text:deletion>
            <office:change-info>
              <dc:creator>Jose Luis</dc:creator>
              <dc:date>2015-06-22T11:50:00</dc:date>
            </office:change-info>
            <text:h text:style-name="P4" text:outline-level="3"><text:s/>un procedimiento nuevo</text:h>
          </text:deletion>
        </text:changed-region>
        <text:changed-region xml:id="ct158398048" text:id="ct158398048">
          <text:deletion>
            <office:change-info>
              <dc:creator>Jose Luis</dc:creator>
              <dc:date>2015-06-22T11:13:00</dc:date>
            </office:change-info>
            <text:h text:style-name="P4" text:outline-level="3">a</text:h>
          </text:deletion>
        </text:changed-region>
        <text:changed-region xml:id="ct158398424" text:id="ct158398424">
          <text:insertion>
            <office:change-info>
              <dc:creator>Jose Luis</dc:creator>
              <dc:date>2015-06-22T11:49:00</dc:date>
            </office:change-info>
          </text:insertion>
        </text:changed-region>
        <text:changed-region xml:id="ct158402792" text:id="ct158402792">
          <text:insertion>
            <office:change-info>
              <dc:creator>Jose Luis</dc:creator>
              <dc:date>2015-06-22T11:34:00</dc:date>
            </office:change-info>
          </text:insertion>
        </text:changed-region>
        <text:changed-region xml:id="ct158404400" text:id="ct158404400">
          <text:insertion>
            <office:change-info>
              <dc:creator>Jose Luis</dc:creator>
              <dc:date>2015-06-22T11:36:00</dc:date>
            </office:change-info>
          </text:insertion>
        </text:changed-region>
        <text:changed-region xml:id="ct158404528" text:id="ct158404528">
          <text:deletion>
            <office:change-info>
              <dc:creator>Jose Luis</dc:creator>
              <dc:date>2015-06-22T11:36:00</dc:date>
            </office:change-info>
            <text:p text:style-name="P3">el </text:p>
          </text:deletion>
        </text:changed-region>
        <text:changed-region xml:id="ct157199768" text:id="ct157199768">
          <text:insertion>
            <office:change-info>
              <dc:creator>Jose Luis</dc:creator>
              <dc:date>2015-06-22T11:37:00</dc:date>
            </office:change-info>
          </text:insertion>
        </text:changed-region>
        <text:changed-region xml:id="ct157264936" text:id="ct157264936">
          <text:insertion>
            <office:change-info>
              <dc:creator>Jose Luis</dc:creator>
              <dc:date>2015-06-22T11:37:00</dc:date>
            </office:change-info>
          </text:insertion>
        </text:changed-region>
        <text:changed-region xml:id="ct157267960" text:id="ct157267960">
          <text:insertion>
            <office:change-info>
              <dc:creator>Jose Luis</dc:creator>
              <dc:date>2015-06-22T11:39:00</dc:date>
            </office:change-info>
          </text:insertion>
        </text:changed-region>
        <text:changed-region xml:id="ct158894072" text:id="ct158894072">
          <text:insertion>
            <office:change-info>
              <dc:creator>Jose Luis</dc:creator>
              <dc:date>2015-06-22T11:43:00</dc:date>
            </office:change-info>
          </text:insertion>
        </text:changed-region>
        <text:changed-region xml:id="ct157271720" text:id="ct157271720">
          <text:insertion>
            <office:change-info>
              <dc:creator>Jose Luis</dc:creator>
              <dc:date>2015-06-22T11:50:00</dc:date>
            </office:change-info>
          </text:insertion>
        </text:changed-region>
        <text:changed-region xml:id="ct157271816" text:id="ct157271816">
          <text:insertion>
            <office:change-info>
              <dc:creator>Jose Luis</dc:creator>
              <dc:date>2015-06-22T11:51:00</dc:date>
            </office:change-info>
          </text:insertion>
        </text:changed-region>
        <text:changed-region xml:id="ct158893432" text:id="ct158893432">
          <text:deletion>
            <office:change-info>
              <dc:creator>Jose Luis</dc:creator>
              <dc:date>2015-06-22T11:51:00</dc:date>
            </office:change-info>
            <text:h text:style-name="P4" text:outline-level="3">Asignación a </text:h>
          </text:deletion>
        </text:changed-region>
        <text:changed-region xml:id="ct158895552" text:id="ct158895552">
          <text:insertion>
            <office:change-info>
              <dc:creator>Jose Luis</dc:creator>
              <dc:date>2015-06-22T11:51:00</dc:date>
            </office:change-info>
          </text:insertion>
        </text:changed-region>
        <text:changed-region xml:id="ct157272352" text:id="ct157272352">
          <text:deletion>
            <office:change-info>
              <dc:creator>Jose Luis</dc:creator>
              <dc:date>2015-06-22T11:49:00</dc:date>
            </office:change-info>
            <text:p text:style-name="P3">que </text:p>
          </text:deletion>
        </text:changed-region>
        <text:changed-region xml:id="ct157201208" text:id="ct157201208">
          <text:deletion>
            <office:change-info>
              <dc:creator>Jose Luis</dc:creator>
              <dc:date>2015-06-22T11:51:00</dc:date>
            </office:change-info>
            <text:p text:style-name="P3">siendo gestionado </text:p>
          </text:deletion>
        </text:changed-region>
        <text:changed-region xml:id="ct157236768" text:id="ct157236768">
          <text:insertion>
            <office:change-info>
              <dc:creator>Jose Luis</dc:creator>
              <dc:date>2015-06-22T11:51:00</dc:date>
            </office:change-info>
          </text:insertion>
        </text:changed-region>
        <text:changed-region xml:id="ct158898232" text:id="ct158898232">
          <text:insertion>
            <office:change-info>
              <dc:creator>Jose Luis</dc:creator>
              <dc:date>2015-06-22T11:51:00</dc:date>
            </office:change-info>
          </text:insertion>
        </text:changed-region>
        <text:changed-region xml:id="ct158897888" text:id="ct158897888">
          <text:insertion>
            <office:change-info>
              <dc:creator>Jose Luis</dc:creator>
              <dc:date>2015-06-22T11:52:00</dc:date>
            </office:change-info>
          </text:insertion>
        </text:changed-region>
        <text:changed-region xml:id="ct158893528" text:id="ct158893528">
          <text:insertion>
            <office:change-info>
              <dc:creator>Jose Luis</dc:creator>
              <dc:date>2015-06-22T11:58:00</dc:date>
            </office:change-info>
          </text:insertion>
        </text:changed-region>
        <text:changed-region xml:id="ct164151840" text:id="ct164151840">
          <text:insertion>
            <office:change-info>
              <dc:creator>Jose Luis</dc:creator>
              <dc:date>2015-06-22T12:05:00</dc:date>
            </office:change-info>
          </text:insertion>
        </text:changed-region>
        <text:changed-region xml:id="ct169364760" text:id="ct169364760">
          <text:deletion>
            <office:change-info>
              <dc:creator>Jose Luis</dc:creator>
              <dc:date>2015-06-22T12:05:00</dc:date>
            </office:change-info>
            <text:h text:style-name="P4" text:outline-level="3">+</text:h>
          </text:deletion>
        </text:changed-region>
        <text:changed-region xml:id="ct169377488" text:id="ct169377488">
          <text:insertion>
            <office:change-info>
              <dc:creator>Jose Luis</dc:creator>
              <dc:date>2015-06-22T12:06:00</dc:date>
            </office:change-info>
          </text:insertion>
        </text:changed-region>
        <text:changed-region xml:id="ct163959640" text:id="ct163959640">
          <text:deletion>
            <office:change-info>
              <dc:creator>Jose Luis</dc:creator>
              <dc:date>2015-06-22T12:06:00</dc:date>
            </office:change-info>
            <text:p text:style-name="P3">bien </text:p>
          </text:deletion>
        </text:changed-region>
        <text:changed-region xml:id="ct159088432" text:id="ct159088432">
          <text:insertion>
            <office:change-info>
              <dc:creator>Jose Luis</dc:creator>
              <dc:date>2015-06-22T12:06:00</dc:date>
            </office:change-info>
          </text:insertion>
        </text:changed-region>
        <text:changed-region xml:id="ct169266288" text:id="ct169266288">
          <text:insertion>
            <office:change-info>
              <dc:creator>Jose Luis</dc:creator>
              <dc:date>2015-06-22T12:06:00</dc:date>
            </office:change-info>
          </text:insertion>
        </text:changed-region>
        <text:changed-region xml:id="ct169229696" text:id="ct169229696">
          <text:insertion>
            <office:change-info>
              <dc:creator>Jose Luis</dc:creator>
              <dc:date>2015-06-22T12:07:00</dc:date>
            </office:change-info>
          </text:insertion>
        </text:changed-region>
        <text:changed-region xml:id="ct169332352" text:id="ct169332352">
          <text:insertion>
            <office:change-info>
              <dc:creator>Jose Luis</dc:creator>
              <dc:date>2015-06-22T12:07:00</dc:date>
            </office:change-info>
          </text:insertion>
        </text:changed-region>
        <text:changed-region xml:id="ct169364312" text:id="ct169364312">
          <text:deletion>
            <office:change-info>
              <dc:creator>Jose Luis</dc:creator>
              <dc:date>2015-06-22T12:07:00</dc:date>
            </office:change-info>
            <text:p text:style-name="P3">A los efectos,</text:p>
          </text:deletion>
        </text:changed-region>
        <text:changed-region xml:id="ct169343120" text:id="ct169343120">
          <text:insertion>
            <office:change-info>
              <dc:creator>Jose Luis</dc:creator>
              <dc:date>2015-06-22T12:07:00</dc:date>
            </office:change-info>
          </text:insertion>
        </text:changed-region>
        <text:changed-region xml:id="ct162193888" text:id="ct162193888">
          <text:deletion>
            <office:change-info>
              <dc:creator>Jose Luis</dc:creator>
              <dc:date>2015-06-22T12:09:00</dc:date>
            </office:change-info>
            <text:p text:style-name="P3">Asignación a un procedimiento nuevo</text:p>
          </text:deletion>
        </text:changed-region>
        <text:changed-region xml:id="ct156000312" text:id="ct156000312">
          <text:insertion>
            <office:change-info>
              <dc:creator>Jose Luis</dc:creator>
              <dc:date>2015-06-22T12:09:00</dc:date>
            </office:change-info>
          </text:insertion>
        </text:changed-region>
        <text:changed-region xml:id="ct164150728" text:id="ct164150728">
          <text:insertion>
            <office:change-info>
              <dc:creator>Jose Luis</dc:creator>
              <dc:date>2015-06-22T12:10:00</dc:date>
            </office:change-info>
          </text:insertion>
        </text:changed-region>
        <text:changed-region xml:id="ct169222440" text:id="ct169222440">
          <text:insertion>
            <office:change-info>
              <dc:creator>Jose Luis</dc:creator>
              <dc:date>2015-06-22T12:10:00</dc:date>
            </office:change-info>
          </text:insertion>
        </text:changed-region>
        <text:changed-region xml:id="ct169587744" text:id="ct169587744">
          <text:insertion>
            <office:change-info>
              <dc:creator>Jose Luis</dc:creator>
              <dc:date>2015-06-22T12:10:00</dc:date>
            </office:change-info>
          </text:insertion>
        </text:changed-region>
        <text:changed-region xml:id="ct169910392" text:id="ct169910392">
          <text:insertion>
            <office:change-info>
              <dc:creator>Jose Luis</dc:creator>
              <dc:date>2015-06-22T12:10:00</dc:date>
            </office:change-info>
          </text:insertion>
        </text:changed-region>
        <text:changed-region xml:id="ct169902128" text:id="ct169902128">
          <text:insertion>
            <office:change-info>
              <dc:creator>Jose Luis</dc:creator>
              <dc:date>2015-06-22T12:11:00</dc:date>
            </office:change-info>
          </text:insertion>
        </text:changed-region>
        <text:changed-region xml:id="ct169860000" text:id="ct169860000">
          <text:deletion>
            <office:change-info>
              <dc:creator>Jose Luis</dc:creator>
              <dc:date>2015-06-22T12:11:00</dc:date>
            </office:change-info>
            <text:h text:style-name="P5" text:outline-level="2">Clase</text:h>
          </text:deletion>
        </text:changed-region>
        <text:changed-region xml:id="ct169795008" text:id="ct169795008">
          <text:insertion>
            <office:change-info>
              <dc:creator>Jose Luis</dc:creator>
              <dc:date>2015-06-22T12:11:00</dc:date>
            </office:change-info>
          </text:insertion>
        </text:changed-region>
        <text:changed-region xml:id="ct158333000" text:id="ct158333000">
          <text:insertion>
            <office:change-info>
              <dc:creator>Jose Luis</dc:creator>
              <dc:date>2015-06-22T12:12:00</dc:date>
            </office:change-info>
          </text:insertion>
        </text:changed-region>
        <text:changed-region xml:id="ct157228296" text:id="ct157228296">
          <text:insertion>
            <office:change-info>
              <dc:creator>Jose Luis</dc:creator>
              <dc:date>2015-06-22T12:12:00</dc:date>
            </office:change-info>
          </text:insertion>
        </text:changed-region>
        <text:changed-region xml:id="ct169360528" text:id="ct169360528">
          <text:deletion>
            <office:change-info>
              <dc:creator>Jose Luis</dc:creator>
              <dc:date>2015-06-22T12:12:00</dc:date>
            </office:change-info>
            <text:p text:style-name="P2">por </text:p>
          </text:deletion>
        </text:changed-region>
        <text:changed-region xml:id="ct169797768" text:id="ct169797768">
          <text:insertion>
            <office:change-info>
              <dc:creator>Jose Luis</dc:creator>
              <dc:date>2015-06-22T12:12:00</dc:date>
            </office:change-info>
          </text:insertion>
        </text:changed-region>
        <text:changed-region xml:id="ct169615608" text:id="ct169615608">
          <text:insertion>
            <office:change-info>
              <dc:creator>Jose Luis</dc:creator>
              <dc:date>2015-06-22T12:12:00</dc:date>
            </office:change-info>
          </text:insertion>
        </text:changed-region>
        <text:changed-region xml:id="ct169588760" text:id="ct169588760">
          <text:deletion>
            <office:change-info>
              <dc:creator>Jose Luis</dc:creator>
              <dc:date>2015-06-22T12:12:00</dc:date>
            </office:change-info>
            <text:p text:style-name="P2">clases</text:p>
          </text:deletion>
        </text:changed-region>
        <text:changed-region xml:id="ct163962720" text:id="ct163962720">
          <text:insertion>
            <office:change-info>
              <dc:creator>Jose Luis</dc:creator>
              <dc:date>2015-06-22T12:1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SONWEB" text:name="CódigoServicio"/>
        <text:user-field-decl office:value-type="string" office:string-value="Single Sign On Web" text:name="Servicio"/>
      </text:user-field-decls>
      <text:p text:style-name="P62"/>
      <table:table table:name="Tabla1" table:style-name="Tabla1">
        <table:table-column table:style-name="Tabla1.A"/>
        <table:table-column table:style-name="Tabla1.B"/>
        <table:table-row table:style-name="Tabla1.1">
          <table:table-cell table:style-name="Tabla1.A1" table:number-columns-spanned="2" office:value-type="string">
            <text:p text:style-name="P11"><text:text-input text:description="Ref_Titulo" text:hint="Pulsa dos veces para incluir los datos">MODELO GLOBAL PARÁMETROS POR BB.DD. EN NAOS</text:text-input></text:p>
          </table:table-cell>
          <table:covered-table-cell/>
        </table:table-row>
        <table:table-row table:style-name="Tabla1.2">
          <table:table-cell table:style-name="Tabla1.A1" office:value-type="string">
            <text:p text:style-name="P23">Departamento:</text:p>
          </table:table-cell>
          <table:table-cell table:style-name="Tabla1.A1" office:value-type="string">
            <text:p text:style-name="P1"><text:bookmark-start text:name="Ref_Departamento"/><text:text-input text:description="Ref_Departamento">Sistemas de Información</text:text-input><text:bookmark-end text:name="Ref_Departamento"/></text:p>
          </table:table-cell>
        </table:table-row>
        <table:table-row table:style-name="Tabla1.2">
          <table:table-cell table:style-name="Tabla1.A1" office:value-type="string">
            <text:p text:style-name="P23">Área:</text:p>
          </table:table-cell>
          <table:table-cell table:style-name="Tabla1.A1" office:value-type="string">
            <text:p text:style-name="P1"><text:bookmark-start text:name="Ref_Area"/><text:text-input text:description="Ref_Area">Implantación SSII y Testing</text:text-input><text:bookmark-end text:name="Ref_Area"/></text:p>
          </table:table-cell>
        </table:table-row>
        <table:table-row table:style-name="Tabla1.2">
          <table:table-cell table:style-name="Tabla1.A1" office:value-type="string">
            <text:p text:style-name="P23">Tipo de documento:</text:p>
          </table:table-cell>
          <table:table-cell table:style-name="Tabla1.A1" office:value-type="string">
            <text:p text:style-name="P1"><text:bookmark-start text:name="Ref_TipoDocumento"/><text:text-input text:description="Ref_TipoDocumento">Documento de Servicio</text:text-input><text:bookmark-end text:name="Ref_TipoDocumento"/></text:p>
          </table:table-cell>
        </table:table-row>
        <table:table-row table:style-name="Tabla1.2">
          <table:table-cell table:style-name="Tabla1.A1" office:value-type="string">
            <text:p text:style-name="P23">Código:</text:p>
          </table:table-cell>
          <table:table-cell table:style-name="Tabla1.A1" office:value-type="string">
            <text:p text:style-name="P27"><text:bookmark-start text:name="Ref_CodigoDoc"/><text:text-input text:description="Ref_CodigoDoc">SDS-NAOS-xx-yyy</text:text-input><text:bookmark-end text:name="Ref_CodigoDoc"/></text:p>
          </table:table-cell>
        </table:table-row>
        <table:table-row table:style-name="Tabla1.2">
          <table:table-cell table:style-name="Tabla1.A1" office:value-type="string">
            <text:p text:style-name="P24">Edición:</text:p>
          </table:table-cell>
          <table:table-cell table:style-name="Tabla1.A1" office:value-type="string">
            <text:p text:style-name="P1"><text:bookmark-start text:name="Ref_Edicion"/>v<text:bookmark-end text:name="Ref_Edicion"/>01r0<text:change-start text:change-id="ct171114672"/>1<text:change-end text:change-id="ct171114672"/><text:change text:change-id="ct159035112"/></text:p>
          </table:table-cell>
        </table:table-row>
        <table:table-row table:style-name="Tabla1.2">
          <table:table-cell table:style-name="Tabla1.A1" office:value-type="string">
            <text:p text:style-name="P22">Categoría:</text:p>
          </table:table-cell>
          <table:table-cell table:style-name="Tabla1.A1" office:value-type="string">
            <text:p text:style-name="P25"><text:bookmark-start text:name="Id_Categoria"/><text:text-input text:description="Id_Categoria" text:help="Limitado Internamente, Uso Interno, Abierto o Público, Cofidencial, Estrictamente Confidencial" text:hint="Publico, Uso Interno, Cofidencial, Estrictamente Confidencial">Uso Interno</text:text-input><text:bookmark-end text:name="Id_Categoria"/></text:p>
          </table:table-cell>
        </table:table-row>
        <table:table-row table:style-name="Tabla1.2">
          <table:table-cell table:style-name="Tabla1.A1" office:value-type="string">
            <text:p text:style-name="P24">Fecha:</text:p>
          </table:table-cell>
          <table:table-cell table:style-name="Tabla1.A1" office:value-type="string">
            <text:p text:style-name="P1"><text:bookmark-start text:name="Ref_FechaEdicion"/><text:text-input text:description="Ref_FechaEdicion">16/06/2015</text:text-input><text:bookmark-end text:name="Ref_FechaEdicion"/></text:p>
          </table:table-cell>
        </table:table-row>
        <table:table-row table:style-name="Tabla1.2">
          <table:table-cell table:style-name="Tabla1.A1" office:value-type="string">
            <text:p text:style-name="P23">Nº de Páginas:</text:p>
          </table:table-cell>
          <table:table-cell table:style-name="Tabla1.A1" office:value-type="string">
            <text:p text:style-name="P1"><text:page-number text:select-page="current">9</text:page-number> de <text:page-count style:num-format="1">9</text:page-count></text:p>
          </table:table-cell>
        </table:table-row>
      </table:table>
      <text:p text:style-name="P21"/>
      <text:p text:style-name="P30"/>
      <text:p text:style-name="P30"/>
      <text:p text:style-name="P30"/>
      <text:p text:style-name="P30"/>
      <text:p text:style-name="P30"/>
      <text:p text:style-name="Corp_20_-_20_Texto_20_normal"><draw:frame draw:style-name="fr1" draw:name="Marco1" text:anchor-type="paragraph" svg:x="0.03cm" svg:y="3.849cm" svg:width="16.468cm" draw:z-index="0"><draw:text-box fo:min-height="4.064cm"><table:table table:name="Tabla2" table:style-name="Tabla2"><table:table-column table:style-name="Tabla2.A" table:number-columns-repeated="3"/><table:table-column table:style-name="Tabla2.D"/><table:table-row table:style-name="Tabla2.1"><table:table-cell table:style-name="Tabla2.A1" office:value-type="string"><text:p text:style-name="P14">Elaborado</text:p></table:table-cell><table:table-cell table:style-name="Tabla2.A1" office:value-type="string"><text:p text:style-name="P14">Revisado</text:p></table:table-cell><table:table-cell table:style-name="Tabla2.A1" office:value-type="string"><text:p text:style-name="P14">Revisado</text:p></table:table-cell><table:table-cell table:style-name="Tabla2.D1" office:value-type="string"><text:p text:style-name="P14">Aprobado</text:p></table:table-cell></table:table-row><table:table-row table:style-name="Tabla2.2"><table:table-cell table:style-name="Tabla2.A2" office:value-type="string"><text:p text:style-name="P15">David Florián Sanz</text:p></table:table-cell><table:table-cell table:style-name="Tabla2.A2" office:value-type="string"><text:p text:style-name="P15"/></table:table-cell><table:table-cell table:style-name="Tabla2.A2" office:value-type="string"><text:p text:style-name="P15">Nombre</text:p></table:table-cell><table:table-cell table:style-name="Tabla2.D2" office:value-type="string"><text:p text:style-name="P15">Nombre</text:p></table:table-cell></table:table-row><table:table-row table:style-name="Tabla2.3"><table:table-cell table:style-name="Tabla2.A2" office:value-type="string"><text:p text:style-name="P15">Jefe Proyecto</text:p></table:table-cell><table:table-cell table:style-name="Tabla2.A2" office:value-type="string"><text:p text:style-name="P15">Responsable Proyecto</text:p></table:table-cell><table:table-cell table:style-name="Tabla2.A2" office:value-type="string"><text:p text:style-name="P15">Cargo</text:p></table:table-cell><table:table-cell table:style-name="Tabla2.D2" office:value-type="string"><text:p text:style-name="P15">Cargo</text:p></table:table-cell></table:table-row></table:table></draw:text-box></draw:frame></text:p>
      <text:p text:style-name="P63"/>
      <text:p text:style-name="Corp_20_-_20_Texto_20_normal"/>
      <text:p text:style-name="P33">HOJA DE CONTROL DE EDICIONES</text:p>
      <text:p text:style-name="Corp_20_-_20_Texto_20_normal"/>
      <text:p text:style-name="P32"/>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35">Nº Edición</text:p>
          </table:table-cell>
          <table:table-cell table:style-name="Tabla3.A1" office:value-type="string">
            <text:p text:style-name="P35">Fecha</text:p>
          </table:table-cell>
          <table:table-cell table:style-name="Tabla3.A1" office:value-type="string">
            <text:p text:style-name="P35">Editor</text:p>
          </table:table-cell>
          <table:table-cell table:style-name="Tabla3.D1" office:value-type="string">
            <text:p text:style-name="P35">Naturaleza de la edición</text:p>
          </table:table-cell>
        </table:table-row>
        <table:table-row table:style-name="Tabla3.2">
          <table:table-cell table:style-name="Tabla3.A2" office:value-type="string">
            <text:p text:style-name="P37">v01r00</text:p>
          </table:table-cell>
          <table:table-cell table:style-name="Tabla3.B2" office:value-type="date" office:date-value="2015-06-16">
            <text:p text:style-name="P31">16/06/15</text:p>
          </table:table-cell>
          <table:table-cell table:style-name="Tabla3.A2" office:value-type="string">
            <text:p text:style-name="P29">David Florián Sanz</text:p>
          </table:table-cell>
          <table:table-cell table:style-name="Tabla3.D2" office:value-type="string">
            <text:p text:style-name="P28">Creación del documento</text:p>
          </table:table-cell>
        </table:table-row>
        <table:table-row table:style-name="Tabla3.2">
          <table:table-cell table:style-name="Tabla3.A2" office:value-type="string">
            <text:p text:style-name="P37"><text:change-start text:change-id="ct169611032"/>V01r01<text:change-end text:change-id="ct169611032"/></text:p>
          </table:table-cell>
          <table:table-cell table:style-name="Tabla3.A2" office:value-type="string">
            <text:p text:style-name="P31"><text:change-start text:change-id="ct158786480"/>22/06/15<text:change-end text:change-id="ct158786480"/></text:p>
          </table:table-cell>
          <table:table-cell table:style-name="Tabla3.A2" office:value-type="string">
            <text:p text:style-name="P29"><text:change-start text:change-id="ct158778488"/>José Luis Salas Espna<text:change-end text:change-id="ct158778488"/></text:p>
          </table:table-cell>
          <table:table-cell table:style-name="Tabla3.D2" office:value-type="string">
            <text:p text:style-name="P28"><text:change-start text:change-id="ct169213256"/>Revisión y adaptación del documento<text:change-end text:change-id="ct169213256"/></text:p>
          </table:table-cell>
        </table:table-row>
        <table:table-row table:style-name="Tabla3.2">
          <table:table-cell table:style-name="Tabla3.A2" office:value-type="string">
            <text:p text:style-name="P37"/>
          </table:table-cell>
          <table:table-cell table:style-name="Tabla3.A2" office:value-type="string">
            <text:p text:style-name="P31"/>
          </table:table-cell>
          <table:table-cell table:style-name="Tabla3.A2" office:value-type="string">
            <text:p text:style-name="P29"/>
          </table:table-cell>
          <table:table-cell table:style-name="Tabla3.D2" office:value-type="string">
            <text:p text:style-name="P28"/>
          </table:table-cell>
        </table:table-row>
        <table:table-row table:style-name="Tabla3.2">
          <table:table-cell table:style-name="Tabla3.A2" office:value-type="string">
            <text:p text:style-name="P37"/>
          </table:table-cell>
          <table:table-cell table:style-name="Tabla3.A2" office:value-type="string">
            <text:p text:style-name="P31"/>
          </table:table-cell>
          <table:table-cell table:style-name="Tabla3.A2" office:value-type="string">
            <text:p text:style-name="P29"/>
          </table:table-cell>
          <table:table-cell table:style-name="Tabla3.D2" office:value-type="string">
            <text:p text:style-name="P28"/>
          </table:table-cell>
        </table:table-row>
        <table:table-row table:style-name="Tabla3.2">
          <table:table-cell table:style-name="Tabla3.A2" office:value-type="string">
            <text:p text:style-name="P37"/>
          </table:table-cell>
          <table:table-cell table:style-name="Tabla3.A2" office:value-type="string">
            <text:p text:style-name="P31"/>
          </table:table-cell>
          <table:table-cell table:style-name="Tabla3.A2" office:value-type="string">
            <text:p text:style-name="P29"/>
          </table:table-cell>
          <table:table-cell table:style-name="Tabla3.D2" office:value-type="string">
            <text:p text:style-name="P28"/>
          </table:table-cell>
        </table:table-row>
        <table:table-row table:style-name="Tabla3.2">
          <table:table-cell table:style-name="Tabla3.A2" office:value-type="string">
            <text:p text:style-name="P37"/>
          </table:table-cell>
          <table:table-cell table:style-name="Tabla3.A2" office:value-type="string">
            <text:p text:style-name="P31"/>
          </table:table-cell>
          <table:table-cell table:style-name="Tabla3.A2" office:value-type="string">
            <text:p text:style-name="P29"/>
          </table:table-cell>
          <table:table-cell table:style-name="Tabla3.D2" office:value-type="string">
            <text:p text:style-name="P28"/>
          </table:table-cell>
        </table:table-row>
      </table:table>
      <text:p text:style-name="Corp_20_-_20_Texto_20_normal"/>
      <text:p text:style-name="Corp_20_-_20_Texto_20_normal"/>
      <table:table table:name="Tabla4" table:style-name="Tabla4">
        <table:table-column table:style-name="Tabla4.A"/>
        <table:table-row table:style-name="Tabla4.1">
          <table:table-cell table:style-name="Tabla4.A1" office:value-type="string">
            <text:p text:style-name="P34">Detalles de los cambios de la última edición:</text:p>
          </table:table-cell>
        </table:table-row>
        <table:table-row table:style-name="Tabla4.2">
          <table:table-cell table:style-name="Tabla4.A2" office:value-type="string">
            <text:list xml:id="list816109943" text:style-name="L1">
              <text:list-item>
                <text:p text:style-name="P61">Creación del documento.</text:p>
              </text:list-item>
            </text:list>
            <text:p text:style-name="P29"/>
          </table:table-cell>
        </table:table-row>
      </table:table>
      <text:p text:style-name="Corp_20_-_20_Texto_20_normal"/>
      <text:p text:style-name="P20"/>
      <text:h text:style-name="Heading_20_1" text:outline-level="1"><text:bookmark text:name="__RefHeading__43459_1254540046"/>ÍNDICE<text:bookmark-end text:name="__RefHeading__43459_1254540046"/></text:h>
      <text:p text:style-name="Standard"/>
      <text:table-of-content text:style-name="Sect1" text:name="Índice de contenido1">
        <text:table-of-content-source text:outline-level="5"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71"><text:a xlink:type="simple" xlink:href="#__RefHeading__43459_1254540046">0 ÍNDICE<text:tab/>3</text:a></text:p>
          <text:p text:style-name="P71"><text:a xlink:type="simple" xlink:href="#__RefHeading__43461_1254540046">1 OBJETO<text:tab/>4</text:a></text:p>
          <text:p text:style-name="P71"><text:a xlink:type="simple" xlink:href="#__RefHeading__16166_1464477022">2 Modelo Global<text:tab/>4</text:a></text:p>
          <text:p text:style-name="P73"><text:a xlink:type="simple" xlink:href="#__RefHeading__17509_230350683">2.1 Descripción<text:tab/>4</text:a></text:p>
          <text:p text:style-name="P73"><text:a xlink:type="simple" xlink:href="#__RefHeading__17511_230350683">2.2 Tablas en Base de Datos<text:tab/>5</text:a></text:p>
          <text:p text:style-name="P73"><text:a xlink:type="simple" xlink:href="#__RefHeading__9687_1728462791">2.3 Procedimientos de Uso<text:tab/>5</text:a></text:p>
          <text:p text:style-name="P72"><text:a xlink:type="simple" xlink:href="#__RefHeading__1075_1378495350">2.3.1 Creación de un procedimiento y utilización de parámetros para un servicio y operación.<text:tab/>6</text:a></text:p>
          <text:p text:style-name="P72"><text:a xlink:type="simple" xlink:href="#__RefHeading__9691_1728462791">2.3.2 Reutilización de un procedimiento ya en uso para otro servicio y operación.<text:tab/>7</text:a></text:p>
          <text:p text:style-name="P72"><text:a xlink:type="simple" xlink:href="#__RefHeading__9922_1728462791">2.3.3 Cambios en el uso de parámetros en un Servicio y Operación ya configurados.<text:tab/>8</text:a></text:p>
          <text:p text:style-name="P72"><text:a xlink:type="simple" xlink:href="#__RefHeading__9693_1728462791">2.3.4 Impacto por una nueva versión del procedimiento<text:tab/>8</text:a></text:p>
          <text:p text:style-name="P73"><text:a xlink:type="simple" xlink:href="#__RefHeading__17515_230350683">2.4 Librerías para la gestión de parámetros<text:tab/>9</text:a></text:p>
        </text:index-body>
      </text:table-of-content>
      <text:p text:style-name="P36"/>
      <text:p text:style-name="Corp_20_-_20_Texto_20_normal"/>
      <text:p text:style-name="P20"/>
      <text:h text:style-name="Heading_20_1" text:outline-level="1"><text:bookmark text:name="__RefHeading__43461_1254540046"/>OBJETO<text:bookmark-end text:name="__RefHeading__43461_1254540046"/></text:h>
      <text:p text:style-name="P2">Descripción del modelo de uso de parámetros de procedimientos de NAOS mediante su gestión por clase externa y base de datos.</text:p>
      <text:p text:style-name="P2"/>
      <text:h text:style-name="P58" text:outline-level="1"><text:bookmark text:name="__RefHeading__16166_1464477022"/>Modelo Global<text:bookmark-end text:name="__RefHeading__16166_1464477022"/></text:h>
      <text:h text:style-name="P5" text:outline-level="2"><text:bookmark text:name="__RefHeading__17509_230350683"/>Descripción<text:bookmark-end text:name="__RefHeading__17509_230350683"/></text:h>
      <text:p text:style-name="P2">Los parámetros que puede utilizar un procedimiento en NAOS se definen en un fichero xml asociado al procedimiento. En dicho fichero se declaran los parámetros y se detallan las diferentes tareas que los tratarán. </text:p>
      <text:p text:style-name="P2">La opción más elemental para utilizar los parámetros en fase<text:change-start text:change-id="ct157129792"/>,<text:change-end text:change-id="ct157129792"/> es declararlos de manera estática en el fichero de parámetros en las diferentes tareas que tenga el procedimiento. En cada caso, para los parámetros se ha de indicar de qué forma van a ser usados: obligatorio (true/false), inhabilitado (1/0). </text:p>
      <text:p text:style-name="P2">Una alternativa avanzada para el uso de parámetros en fase consiste en, una vez declarados los parámetros globales en el fichero xml de parámetros, cargarlos de manera externa con una clase java.</text:p>
      <text:p text:style-name="P2">Para la gestión de parámetros, se implementa un modelo de datos adicional al de NAOS 3 para gestionar qué parámetros se cargarán mediante clase externa en las diferentes fases que tenga definido un procedimiento. Los requisitos a tener en cuenta son:</text:p>
      <text:list xml:id="list1781460345" text:style-name="L2">
        <text:list-item>
          <text:p text:style-name="P65">Los parámetros han de estar declarados como globales en el fichero de parámetros asociado al procedimiento.</text:p>
        </text:list-item>
        <text:list-item>
          <text:p text:style-name="P65">Se han de conocer los identificadores asociados en el esquema SDK de NAOS de los diferentes servicios y operaciones que hagan uso del procedimiento.</text:p>
        </text:list-item>
        <text:list-item>
          <text:p text:style-name="P65">Se ha de conocer la versión del procedimiento.</text:p>
        </text:list-item>
        <text:list-item>
          <text:p text:style-name="P65">Se ha de conocer el nombre de las tareas en fase del procedimiento.</text:p>
        </text:list-item>
        <text:list-item>
          <text:p text:style-name="P65">Utilizar una clase externa para cargar los parámetros, leyéndolos de base de datos.</text:p>
        </text:list-item>
        <text:list-item>
          <text:p text:style-name="P65">En el caso de que un procedimiento tenga declarada una tarea y mediante el uso de este modelo no se le asocie ningún parámetro a la tarea, en caso de ser la tarea de registro, dicha tarea no aparecerá; sin embargo, si se trata de una tarea en la metafase de resolución, la tarea aparecerá en el servicedesk de NAOS <text:change-start text:change-id="ct157137272"/>sin ningún parámetro que informar<text:change-end text:change-id="ct157137272"/><text:change text:change-id="ct158815456"/>.</text:p>
        </text:list-item>
      </text:list>
      <text:p text:style-name="P3">Con carácter general, no se recomienda <text:change-start text:change-id="ct158815688"/>cargar<text:change-end text:change-id="ct158815688"/><text:change text:change-id="ct156847440"/><text:change-start text:change-id="ct157131728"/> <text:change-end text:change-id="ct157131728"/>versiones nuevas de un procedimiento <text:change text:change-id="ct156849024"/><text:change-start text:change-id="ct156849120"/>sin activarlas<text:change-end text:change-id="ct156849120"/>, por lo que las actuaciones han de enfocarse con la visión de realizar todas las tareas que sean posibles antes de subir una nueva versión de un procedimiento.</text:p>
      <text:p text:style-name="P3"/>
      <text:h text:style-name="P5" text:outline-level="2"><text:bookmark text:name="__RefHeading__17511_230350683"/><text:soft-page-break/>Tablas en Base de Datos<text:bookmark-end text:name="__RefHeading__17511_230350683"/></text:h>
      <text:p text:style-name="P2">Se ha de crear el esquema NAOS_SUITE_PARAM_EXTENSION con las siguientes tablas:</text:p>
      <text:list xml:id="list513506167" text:style-name="L3">
        <text:list-item>
          <text:p text:style-name="P66">CRITERIOS_PARAMETROS:</text:p>
        </text:list-item>
      </text:list>
      <text:list xml:id="list1730324825" text:style-name="L4">
        <text:list-item>
          <text:list>
            <text:list-item>
              <text:p text:style-name="P67">ID_CRITERIO: índice de la tabla.</text:p>
            </text:list-item>
            <text:list-item>
              <text:p text:style-name="P67">ID_SERVICIO: identificador del servicio en la tabla SDK_ITSERVICE.</text:p>
            </text:list-item>
            <text:list-item>
              <text:p text:style-name="P67">ID_OPERACION: identificador de la operación en la tabla SDK_OPERATION.</text:p>
            </text:list-item>
            <text:list-item>
              <text:p text:style-name="P67">TX_TAREA: etiqueta larga de la tarea en el flujo.</text:p>
            </text:list-item>
            <text:list-item>
              <text:p text:style-name="P67">ID_SERVICEVERSION: versión del procedimiento en SDK_SERVICEVERSION.</text:p>
            </text:list-item>
          </text:list>
        </text:list-item>
        <text:list-item>
          <text:p text:style-name="P67">PARAMETROS:</text:p>
          <text:list>
            <text:list-item>
              <text:p text:style-name="P67">ID_PARAMETROS: índice secuencial de la tabla.</text:p>
            </text:list-item>
            <text:list-item>
              <text:p text:style-name="P67">NOMBRE: Nombre del parámetro, que<text:change-start text:change-id="ct157226368"/> ha<text:change-end text:change-id="ct157226368"/> de estar declarado en el fichero xml de parámetros asociado al procedimiento.</text:p>
            </text:list-item>
            <text:list-item>
              <text:p text:style-name="P67">OBLIGATORIO: 1 = obligatorio; 0 = no obligatorio.</text:p>
            </text:list-item>
            <text:list-item>
              <text:p text:style-name="P67">INHABILITADO: 1 = inhabilitado; 0 = habilitado.</text:p>
            </text:list-item>
            <text:list-item>
              <text:p text:style-name="P67">NU_FKCRITERIOS: relación con el ID_CRITERIO de la tabla CRITERIOS_PARAMETROS.</text:p>
            </text:list-item>
            <text:list-item>
              <text:p text:style-name="P67">TX_ORDEN: posición en la que se cargará el parámetro dentro de la tarea.</text:p>
            </text:list-item>
          </text:list>
        </text:list-item>
      </text:list>
      <text:p text:style-name="P2"/>
      <text:p text:style-name="P2">Para la creación de las tablas anteriores se han de seguir los siguientes casos:</text:p>
      <text:list xml:id="list2167541363" text:style-name="L5">
        <text:list-item>
          <text:p text:style-name="P68">Ejecución del script 00-CREAR_ESQUEMA_NAOS_SUITE_PARAM_EXTENSION.sql</text:p>
        </text:list-item>
        <text:list-item>
          <text:p text:style-name="P68">Ejecución del script 01-CREAR_TABLAS_PARAMETROS_NAOS_SUITE_PARAM_EXTENSION.sql para la creación de las tablas en el esquema<text:change-start text:change-id="ct157228744"/> con el usuario creado en el punto 1<text:change-end text:change-id="ct157228744"/>.</text:p>
        </text:list-item>
        <text:list-item>
          <text:p text:style-name="P68">Ejecución del script 02-PERMISOS_Y_SINONIMOS.sql, <text:change-start text:change-id="ct157230944"/>con el usuario creado en el punto 1 <text:change-end text:change-id="ct157230944"/>previa verificación del nombre del esquema de base de datos de NAOS. Por defecto, en el script se contempla <text:change-start text:change-id="ct157235192"/>que el usuario se denomina <text:change-end text:change-id="ct157235192"/>NAOS_SUITE.</text:p>
        </text:list-item>
      </text:list>
      <text:p text:style-name="P2"/>
      <text:h text:style-name="P5" text:outline-level="2"><text:bookmark text:name="__RefHeading__9687_1728462791"/>Procedimientos de Uso<text:bookmark-end text:name="__RefHeading__9687_1728462791"/></text:h>
      <text:p text:style-name="P3">Con carácter general, para actuar sobre el modelo se necesita conocer los identificadores asociados al servicio (tabla SDK_ITSERVICE) y a las operaciones (tabla SDK_OPERATION). Dichos identificadores se pueden conocer realizando las siguientes consultas en base de datos de NAOS:</text:p>
      <text:p text:style-name="P39">SELECT ID_ITSERVICE FROM SDK_<text:change-start text:change-id="ct157234208"/>IT<text:change-end text:change-id="ct157234208"/>SERVICE</text:p>
      <text:p text:style-name="P38"><text:span text:style-name="T8">WHERE TX_NAME='</text:span><text:span text:style-name="T9">Nombre_del_Servicio</text:span><text:span text:style-name="T8">';</text:span></text:p>
      <text:p text:style-name="P39"><text:soft-page-break/></text:p>
      <text:p text:style-name="P39">SELECT ID_OPERATION FROM SDK_OPERATION</text:p>
      <text:p text:style-name="P40"><text:span text:style-name="T8">WHERE TX_NAME='</text:span><text:span text:style-name="T9">Nombre_de_la_Operación</text:span><text:span text:style-name="T8">';</text:span></text:p>
      <text:p text:style-name="P9"/>
      <text:h text:style-name="P4" text:outline-level="3"><text:bookmark text:name="__RefHeading__1075_1378495350"/><text:change-start text:change-id="ct169547632"/>Creación de un procedimiento y utilización <text:bookmark text:name="__RefHeading__9689_1728462791"/><text:change-end text:change-id="ct169547632"/><text:change text:change-id="ct163938608"/><text:change-start text:change-id="ct169417040"/>de parámetros para un servicio y operación<text:change-end text:change-id="ct169417040"/><text:change text:change-id="ct158068336"/><text:change text:change-id="ct157028320"/><text:change text:change-id="ct158398048"/><text:change-start text:change-id="ct158398424"/>.<text:bookmark-end text:name="__RefHeading__1075_1378495350"/><text:bookmark-end text:name="__RefHeading__9689_1728462791"/><text:change-end text:change-id="ct158398424"/></text:h>
      <text:p text:style-name="P3">Para asignar un servicio+operación a un procedimiento de nueva creación se han de seguir los siguientes pasos:</text:p>
      <text:list xml:id="list1420543009" text:style-name="L6">
        <text:list-item>
          <text:p text:style-name="P46">Del fichero xml asociado al flujo del procedimiento, tomar el atributo “nombre”, que corresponde con el valor que tomará el campo TX_WFNAME en la tabla SDK_SERVICEVERSION.</text:p>
        </text:list-item>
        <text:list-item>
          <text:p text:style-name="P46">Cargar el<text:change-start text:change-id="ct158402792"/> nuevo<text:change-end text:change-id="ct158402792"/> procedimiento desde <text:change-start text:change-id="ct158404400"/>la interfaz <text:change-end text:change-id="ct158404400"/><text:change text:change-id="ct158404528"/>servicedesk de NAOS.</text:p>
        </text:list-item>
        <text:list-item>
          <text:p text:style-name="P46">No habilitar ninguna regla de clasificación hacia el procedimiento hasta no haber realizado los siguientes pasos.</text:p>
        </text:list-item>
        <text:list-item>
          <text:p text:style-name="P46">Carga de parámetros por base de datos:</text:p>
          <text:list>
            <text:list-item>
              <text:p text:style-name="P52">Consultar el ID_SERVICEVERSION asociado al nuevo procedimiento. Este id habrá de usarse como referencia en la tabla CRITERIOS_PARAMETROS del esquema NAOS_SUITE_PARAM_EXTENSION.<text:change-start text:change-id="ct157199768"/> Ejemplo:<text:change-end text:change-id="ct157199768"/></text:p>
              <text:list>
                <text:list-header>
                  <text:p text:style-name="P55">SELECT ID_SERVICEVERSION FROM SDK_SERVICEVERSION</text:p>
                  <text:p text:style-name="P48">WHERE TX_WFNAME='atributo_nombre_del_xml_del_flujo';</text:p>
                </text:list-header>
              </text:list>
            </text:list-item>
            <text:list-item>
              <text:p text:style-name="P53">Generar un registro en la tabla CRITERIOS_PARAMETROS para el servicio, operación y versión del procedimiento, por cada tarea definida en el flujo (entre ellas, la tarea de registro).<text:change-start text:change-id="ct157264936"/> Ejemplo:<text:change-end text:change-id="ct157264936"/></text:p>
            </text:list-item>
          </text:list>
        </text:list-item>
      </text:list>
      <text:p text:style-name="P42"><text:span text:style-name="T8">INSERT INTO CRITERIOS_PARAMETROS (ID_CRITERIO,ID_SERVICIO,ID_OPERACION,TX_TAREA,ID_SERVICEVERSION) values ('</text:span><text:span text:style-name="T10">CC</text:span><text:span text:style-name="T8">','</text:span><text:span text:style-name="T10">SS</text:span><text:span text:style-name="T8">','</text:span><text:span text:style-name="T10">OO</text:span><text:span text:style-name="T8">','</text:span><text:span text:style-name="T10">TT</text:span><text:span text:style-name="T8">','</text:span><text:span text:style-name="T10">SV</text:span><text:span text:style-name="T8">');</text:span></text:p>
      <text:p text:style-name="P43">Donde:</text:p>
      <text:list xml:id="list2099106995" text:style-name="L7">
        <text:list-item>
          <text:p text:style-name="P50"><text:span text:style-name="T10">CC</text:span><text:span text:style-name="T8">: id en la tabla de CRITERIOS_PARAMETROS: habrá de ponerse uno no existente. (Nota: en la tabla no se ha definido un secuencial para dejar abierta la posibilidad a generar los insert en la tabla de PARAMETROS con un identificador </text:span><text:span text:style-name="T8">de criterio definido y que previamente se vea que no existe en la tabla de CRITERIOS).</text:span></text:p>
        </text:list-item>
        <text:list-item>
          <text:p text:style-name="P50"><text:span text:style-name="T10">SS</text:span><text:span text:style-name="T8">: resultado de la consulta: SELECT ID_ITSERVICE FROM SDK_</text:span><text:change-start text:change-id="ct157267960"/><text:span text:style-name="T8">IT</text:span><text:change-end text:change-id="ct157267960"/><text:span text:style-name="T8">SERVICE WHERE TX_NAME='Nombre_del_Servicio';</text:span></text:p>
        </text:list-item>
        <text:list-item>
          <text:p text:style-name="P50"><text:soft-page-break/><text:span text:style-name="T10">OO</text:span><text:span text:style-name="T8">: resultado de la consulta SELECT ID_OPERATION FROM SDK_OPERATION WHERE TX_NAME='Nombre_de_la_Operación';</text:span></text:p>
        </text:list-item>
        <text:list-item>
          <text:p text:style-name="P50"><text:span text:style-name="T10">TT</text:span><text:span text:style-name="T8">: etiqueta larga de la tarea en el xml asociado al flujo del procedimiento.</text:span></text:p>
        </text:list-item>
        <text:list-item>
          <text:p text:style-name="P50"><text:span text:style-name="T10">SV</text:span><text:span text:style-name="T8">: resultado de la consulta descrita en el punto anterior: SELECT ID_SERVICEVERSION FROM SDK_SERVICEVERSION WHERE TX_WFNAME='atributo_nombre_del_xml_del_flujo';</text:span></text:p>
        </text:list-item>
      </text:list>
      <text:list xml:id="list1044366135" text:continue-list="list1420543009" text:style-name="L6">
        <text:list-item>
          <text:list>
            <text:list-item>
              <text:p text:style-name="P53">Una vez insertado el registro en la tabla CRITERIOS_PARAMETROS, se ha de insertar un registro en la tabla PARAMETROS del mismo esquema por cada uso que se dé a un parámetro en las diferentes tareas del procedimiento, teniendo en cuenta la estructura de la tabla (descrita en el apartado anterior). </text:p>
              <text:p text:style-name="P53">Como restricción, sólo se pueden utilizar parámetros definidos como variables globales en el fichero xml de parámetros asociado a la versión del procedimiento.</text:p>
              <text:p text:style-name="P53">A modo de ejemplo, para un procedimiento con dos parámetros (Marca y Modelo) a utilizar en el registro, el primero obligatorio y el segundo opcional, para una versión de servicio con id=43:</text:p>
              <text:p text:style-name="P54"><text:span text:style-name="T8">INSERT INTO PARAMETROS (NOMBRE,OBLIGATORIO,INHABILITADO,NU_FKCRITERIOS,TX_ORDEN) values ('Marca','1','0','</text:span><text:span text:style-name="T11">43</text:span><text:span text:style-name="T8">','1');</text:span></text:p>
              <text:p text:style-name="P54"><text:span text:style-name="T8">INSERT INTO PARAMETROS (NOMBRE,OBLIGATORIO,INHABILITADO,NU_FKCRITERIOS,TX_ORDEN) values ('Modelo','0','0','</text:span><text:span text:style-name="T11">43</text:span><text:span text:style-name="T8">','2');</text:span></text:p>
            </text:list-item>
            <text:list-item>
              <text:p text:style-name="P57">Una vez insertados los registros necesarios, se pueden configurar las reglas de clasificación y de acceso<text:change-start text:change-id="ct158894072"/>, así como las reglas de actuación<text:change-end text:change-id="ct158894072"/>.</text:p>
              <text:p text:style-name="P56"/>
            </text:list-item>
          </text:list>
        </text:list-item>
      </text:list>
      <text:h text:style-name="P4" text:outline-level="3"><text:bookmark text:name="__RefHeading__9691_1728462791"/><text:change-start text:change-id="ct157271720"/>Reuti<text:change-end text:change-id="ct157271720"/><text:change-start text:change-id="ct157271816"/>lización de <text:change-end text:change-id="ct157271816"/><text:change text:change-id="ct158893432"/>un procedimiento ya en uso<text:change-start text:change-id="ct158895552"/> para otro servicio y operación.<text:bookmark-end text:name="__RefHeading__9691_1728462791"/><text:change-end text:change-id="ct158895552"/></text:h>
      <text:p text:style-name="P3">Para asignar una nueva dupla de servicio y operación a un procedimiento <text:change text:change-id="ct157272352"/>del que ya se esté haciendo uso <text:change text:change-id="ct157201208"/><text:change-start text:change-id="ct157236768"/>de la gestión de <text:change-end text:change-id="ct157236768"/>sus parámetros por base de datos, el procedimiento es el siguiente:</text:p>
      <text:list xml:id="list1875630087" text:continue-list="list1044366135" text:style-name="L6">
        <text:list-item text:start-value="1">
          <text:p text:style-name="P47"><text:span text:style-name="T8">Del fichero xml asociado al flujo activo del procedimiento, tomar el atributo “nombre”</text:span><text:change-start text:change-id="ct158898232"/><text:span text:style-name="T8"> del procedimiento</text:span><text:change-end text:change-id="ct158898232"/><text:span text:style-name="T8"> e identificar el ID_SERVICEVERSION en la tabla SDK_SERVICEVERSION. </text:span>Este id habrá de usarse como referencia en la tabla CRITERIOS_PARAMETROS del esquema NAOS_SUITE_PARAM_EXTENSION<text:change-start text:change-id="ct158897888"/>, no es más que la identificación de la versión activa del procedimiento que queremos reutilizar<text:change-end text:change-id="ct158897888"/>.</text:p>
          <text:list>
            <text:list-header>
              <text:p text:style-name="P55">SELECT ID_SERVICEVERSION FROM SDK_SERVICEVERSION</text:p>
              <text:p text:style-name="P48"><text:soft-page-break/>WHERE TX_WFNAME='atributo_nombre_del_xml_del_flujo';</text:p>
            </text:list-header>
          </text:list>
        </text:list-item>
        <text:list-item>
          <text:p text:style-name="P51">Generar un registro en la tabla CRITERIOS_PARAMETROS para el servicio, operación y versión del procedimiento, por cada tarea definida en el flujo (entre ellas, la tarea de registro), de manera análoga al caso de uso de asignación a un procedimiento nuevo.</text:p>
        </text:list-item>
        <text:list-item>
          <text:p text:style-name="P51">Una vez insertado el registro en la tabla CRITERIOS_PARAMETROS, se ha de insertar un registro <text:change-start text:change-id="ct158893528"/>referenciando a esa entrada <text:change-end text:change-id="ct158893528"/>en la tabla PARAMETROS del mismo esquema por cada uso que se dé a un parámetro en las diferentes tareas del procedimiento, teniendo en cuenta la estructura de la tabla (descrita en el apartado anterior). </text:p>
        </text:list-item>
      </text:list>
      <text:p text:style-name="P41">Como restricción, sólo se pueden utilizar parámetros definidos como variables globales en el fichero xml de parámetros asociado a la versión del procedimiento.</text:p>
      <text:p text:style-name="P44"/>
      <text:h text:style-name="P4" text:outline-level="3"><text:bookmark text:name="__RefHeading__9922_1728462791"/>Cambios en el uso de parámetros en un Servicio <text:change-start text:change-id="ct164151840"/>y<text:change-end text:change-id="ct164151840"/><text:change text:change-id="ct169364760"/> Operación<text:change-start text:change-id="ct169377488"/> ya configurados.<text:bookmark-end text:name="__RefHeading__9922_1728462791"/><text:change-end text:change-id="ct169377488"/></text:h>
      <text:p text:style-name="P44">Se contemplan los siguientes escenarios:</text:p>
      <text:list xml:id="list412393767" text:style-name="L8">
        <text:list-item>
          <text:p text:style-name="P49">Dejar de usar un parámetro: se habrá de eliminar la referencia correspondiente en la tabla PARAMETROS, siguiendo la lógica descrita en los apartados anteriores.</text:p>
        </text:list-item>
        <text:list-item>
          <text:p text:style-name="P49">Añadir algún parámetro: se habrá de incorporar el correspondiente registro en la tabla de PARAMETROS siguiendo los pasos descritos anteriormente. Nota: tal y como se señaló en la descripción del modelo, el parámetro a añadir ha de estar declarado en el fichero xml asociado a la versión del procedimiento.</text:p>
        </text:list-item>
        <text:list-item>
          <text:p text:style-name="P49">Modificar la forma de uso de un parámetro: para modificar si un parámetro es o no obligatorio, o si está habilitado o no, se ha de editar el registro asociado en la tabla PARAMETROS, siguiendo la lógica descrita en los puntos anteriores.</text:p>
        </text:list-item>
        <text:list-item>
          <text:p text:style-name="P49">Modificar el orden de los parámetros: se habrán de modificar los registros correspondientes a los parámetros cuyo orden se desea alterar.</text:p>
        </text:list-item>
      </text:list>
      <text:p text:style-name="P3"/>
      <text:h text:style-name="P4" text:outline-level="3"><text:bookmark text:name="__RefHeading__9693_1728462791"/>Impacto por una nueva versión del procedimiento<text:bookmark-end text:name="__RefHeading__9693_1728462791"/></text:h>
      <text:p text:style-name="P3">En el caso de que se genere una nueva versión del procedimiento (bien por cambios en el flujo, <text:change text:change-id="ct163959640"/><text:change-start text:change-id="ct159088432"/><text:s/><text:change-end text:change-id="ct159088432"/>por cambios en los parámetros declarados en el xml de parámetros del procedimiento<text:change-start text:change-id="ct169266288"/> <text:change-end text:change-id="ct169266288"/><text:change-start text:change-id="ct169229696"/>o por la inclusión de nuevas tareas<text:change-end text:change-id="ct169229696"/>), al cargarse el procedimiento en NAOS se genera una nueva versión del mismo en la tabla SDK_SERVICEVERSION.</text:p>
      <text:p text:style-name="P3"><text:change-start text:change-id="ct169332352"/>Ésto implicará <text:change-end text:change-id="ct169332352"/><text:change text:change-id="ct169364312"/><text:change-start text:change-id="ct169343120"/><text:s/>que<text:change-end text:change-id="ct169343120"/> se habrán de repetir los pasos descritos en el apartado de “<text:bookmark text:name="__RefHeading__9689_17284627911"/><text:change text:change-id="ct162193888"/><text:change-start text:change-id="ct156000312"/>Creación de un procedimiento y utilización de parámetros para un servicio y operación<text:change-end text:change-id="ct156000312"/>”, <text:change-start text:change-id="ct164150728"/>actualizando la configuración para todos los usos que tenía anteriormente <text:change-end text:change-id="ct164150728"/>para que los tiques abiertos con la versión antigua mantengan los parámetros<text:change-start text:change-id="ct169222440"/> y a los tiques creados de la nueva versió<text:soft-page-break/>n les apliquen los nuevos cambios diseñados<text:change-end text:change-id="ct169222440"/>.<text:bookmark-end text:name="__RefHeading__9689_17284627911"/></text:p>
      <text:p text:style-name="P3">Para facilitar la inserción de registros en la tabla de PARAMETROS, se recomienda consultar en la tabla de PARAMETROS los registros asociados al criterio correspondiente a la versión anterior del procedimiento, generar los insert de BB.DD. asociados a dichos registros y modificar la referencia a<text:change-start text:change-id="ct169587744"/> <text:change-end text:change-id="ct169587744"/>l<text:change-start text:change-id="ct169910392"/>a pk del<text:change-end text:change-id="ct169910392"/> criterio<text:change-start text:change-id="ct169902128"/> (para que apunte al nuevo criterio a crear) minimizando así el trabajo de mantenimiento<text:change-end text:change-id="ct169902128"/>.</text:p>
      <text:p text:style-name="P3">En caso de no haber tiques creados con una versión anterior, se podría realizar un UPDATE sobre el registro asociados en la tabla CRITERIOS_PARAMETROS, debiéndose actuar sobre la tabla PARAMETROS únicamente en aquellos parámetros que pudieran haber cambiado respecto a la versión anterior del procedimiento.</text:p>
      <text:p text:style-name="P3"/>
      <text:p text:style-name="P3"/>
      <text:h text:style-name="P5" text:outline-level="2"><text:bookmark text:name="__RefHeading__17515_230350683"/><text:change text:change-id="ct169860000"/><text:change-start text:change-id="ct169795008"/>Librerías<text:change-end text:change-id="ct169795008"/> para la gestión de parámetros<text:bookmark-end text:name="__RefHeading__17515_230350683"/></text:h>
      <text:p text:style-name="P2">Para la carga y uso de <text:change-start text:change-id="ct158333000"/>ésta funcionalidad de gestión de <text:change-end text:change-id="ct158333000"/>parámetros <text:change-start text:change-id="ct157228296"/>mediante la funcionalidad de<text:change-end text:change-id="ct157228296"/><text:change text:change-id="ct169360528"/><text:change-start text:change-id="ct169797768"/> <text:change-end text:change-id="ct169797768"/>clase externa<text:change-start text:change-id="ct169615608"/> java de NAOS<text:change-end text:change-id="ct169615608"/>, se han de cargar en el entorno las siguientes <text:change text:change-id="ct169588760"/><text:change-start text:change-id="ct163962720"/>librerías<text:change-end text:change-id="ct163962720"/>:</text:p>
      <text:list xml:id="list223153523" text:style-name="L9">
        <text:list-item>
          <text:p text:style-name="P69">EXT_CHAP_Entrega0.jar: esta clase gestiona los eventos de NAOS, del que usará el pretarea para cargar los parámetros en las tareas en fase.</text:p>
        </text:list-item>
        <text:list-item>
          <text:p text:style-name="P69">EXT_CARGA_PARAMBBDDSSHH_V0.jar: clase que gestiona las consultas en las tablas creadas en el esquema NAOS_SUITE_PARAM_EXTENSION para obtener en cada caso los parámetros a cargar, el orden, si son obligatorios o no y si están habilitados o inhabilitados. Importante: en esta clase se habrá de modificar el fichero 'DEXTPLUS_accesoBD.properties' <text:s/>incluido en la librería 'EXT_CARGA_PARAMBBDD_V0.jar' con la cadena de <text:s/>conexión al esquema avanzado NAOS_SUITE_PARAM_EXTENSION que debe ser creado previamente.</text:p>
        </text:list-item>
      </text:list>
      <text:p text:style-name="P2"/>
      <text:p text:style-name="P2"/>
      <text:p text:style-name="P2"/>
      <text:p text:style-name="Corp_20_-_20_Texto_20_normal"/>
      <text:p text:style-name="Corp_20_-_20_Texto_20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NewsGotT" svg:font-family="NewsGot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sGotT"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paragraph-properties fo:text-align="justify" style:justify-single-word="false" fo:hyphenation-ladder-count="no-limit">
        <style:tab-stops>
          <style:tab-stop style:position="-1.27cm"/>
          <style:tab-stop style:position="0cm"/>
        </style:tab-stops>
      </style:paragraph-properties>
      <style:text-properties style:font-name="NewsGotT" fo:letter-spacing="-0.005cm" fo:language="es" fo:country="ES" style:font-size-complex="10pt" fo:hyphenate="false" fo:hyphenation-remain-char-count="2" fo:hyphenation-push-char-count="2"/>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text-indent="0cm" style:auto-text-indent="false" fo:keep-with-next="always">
        <style:tab-stops>
          <style:tab-stop style:position="0.953cm"/>
        </style:tab-stops>
      </style:paragraph-properties>
      <style:text-properties fo:text-transform="uppercase" style:font-name="NewsGotT" fo:font-weight="bold" style:letter-kerning="true" style:font-weight-asian="bold" style:font-size-complex="10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text-indent="0cm" style:auto-text-indent="false" fo:keep-with-next="always" style:text-autospace="none"/>
      <style:text-properties style:font-name="NewsGotT" fo:font-weight="bold" style:font-weight-asian="bold" style:font-size-complex="9.5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212cm" fo:margin-bottom="0.212cm" fo:text-indent="0cm" style:auto-text-indent="false" fo:keep-with-next="always" style:text-autospace="none"/>
      <style:text-properties style:font-name="NewsGotT" fo:font-weight="bold" style:font-weight-asian="bold" style:font-size-complex="10pt" style:font-weight-complex="bold"/>
    </style:style>
    <style:style style:name="Heading_20_4" style:display-name="Heading 4" style:family="paragraph" style:parent-style-name="Standard" style:next-style-name="Corp_20_-_20_Texto_20_normal" style:default-outline-level="4" style:class="text">
      <style:paragraph-properties fo:margin-left="0cm" fo:margin-right="0cm" fo:margin-top="0.212cm" fo:margin-bottom="0.212cm" fo:text-indent="0cm" style:auto-text-indent="false" fo:keep-with-next="always" style:text-autospace="none"/>
      <style:text-properties style:font-name="NewsGotT" fo:font-style="italic" style:font-style-asian="italic" style:font-name-complex="Arial" style:font-size-complex="10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212cm" fo:margin-bottom="0.212cm" fo:text-align="justify" style:justify-single-word="false" fo:text-indent="0cm" style:auto-text-indent="false" fo:keep-with-next="always"/>
      <style:text-properties style:font-name="NewsGotT" fo:font-style="italic" style:font-style-asian="italic" style:font-style-complex="italic"/>
    </style:style>
    <style:style style:name="Heading_20_6" style:display-name="Heading 6" style:family="paragraph" style:parent-style-name="Standard" style:next-style-name="Standard" style:default-outline-level="6" style:class="text">
      <style:paragraph-properties fo:margin-left="0cm" fo:margin-right="0cm" fo:margin-top="0cm" fo:margin-bottom="0cm" fo:text-indent="0cm" style:auto-text-indent="false" fo:keep-with-next="always" style:text-autospace="none"/>
      <style:text-properties style:font-name="NewsGotT" fo:font-style="italic" style:font-style-asian="italic" style:font-name-complex="Arial" style:font-size-complex="10pt" style:font-style-complex="italic"/>
    </style:style>
    <style:style style:name="Heading_20_7" style:display-name="Heading 7" style:family="paragraph" style:parent-style-name="Standard" style:next-style-name="Standard" style:default-outline-level="7" style:class="text">
      <style:paragraph-properties fo:margin-left="0cm" fo:margin-right="0cm" fo:margin-top="0.212cm" fo:margin-bottom="0.212cm" fo:text-indent="0cm" style:auto-text-indent="false"/>
      <style:text-properties style:font-name="NewsGotT" fo:font-style="italic" style:font-style-asian="italic" style:font-size-complex="10pt" style:font-style-complex="italic"/>
    </style:style>
    <style:style style:name="Heading_20_8" style:display-name="Heading 8" style:family="paragraph" style:parent-style-name="Standard" style:next-style-name="Standard" style:default-outline-level="8" style:class="text">
      <style:paragraph-properties fo:margin-left="0cm" fo:margin-right="0cm" fo:margin-top="0.212cm" fo:margin-bottom="0.212cm" fo:text-indent="0cm" style:auto-text-indent="false"/>
      <style:text-properties style:font-name="NewsGotT" fo:font-style="italic" style:font-style-asian="italic" style:font-size-complex="10pt"/>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9pt" fo:font-style="italic" fo:font-weight="bold" style:font-size-asian="9pt" style:font-style-asian="italic" style:font-weight-asian="bold"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Corp_20_-_20_Titulo_20_1" style:display-name="Corp - Titulo 1" style:family="paragraph">
      <style:paragraph-properties fo:line-height="150%" fo:text-align="justify" style:justify-single-word="false" fo:orphans="2" fo:widows="2" style:text-autospace="none"/>
      <style:text-properties fo:text-transform="uppercase" style:use-window-font-color="true" style:font-name="NewsGotT" fo:font-size="12pt" fo:language="es" fo:country="ES" fo:font-weight="bold" style:font-name-asian="Arial" style:font-size-asian="12pt" style:font-weight-asian="bold" style:font-name-complex="Times New Roman" style:font-size-complex="10pt" style:language-complex="ar" style:country-complex="SA"/>
    </style:style>
    <style:style style:name="Corp_20_-_20_Titulo_20_2" style:display-name="Corp - Titulo 2" style:family="paragraph">
      <style:paragraph-properties fo:line-height="150%" fo:text-align="justify" style:justify-single-word="false" fo:orphans="2" fo:widows="2" style:text-autospace="none"/>
      <style:text-properties style:use-window-font-color="true" style:font-name="NewsGotT" fo:font-size="12pt" fo:language="es" fo:country="ES" fo:font-weight="bold" style:font-name-asian="Arial" style:font-size-asian="12pt" style:font-weight-asian="bold" style:font-name-complex="Times New Roman" style:font-size-complex="10pt" style:language-complex="ar" style:country-complex="SA"/>
    </style:style>
    <style:style style:name="Corp_20_-_20_Titulo_20_3" style:display-name="Corp - Titulo 3" style:family="paragraph">
      <style:paragraph-properties fo:margin-left="1.501cm" fo:margin-right="0cm" fo:margin-top="0cm" fo:margin-bottom="0cm" fo:line-height="150%" fo:text-align="justify" style:justify-single-word="false" fo:orphans="2" fo:widows="2" fo:text-indent="0cm" style:auto-text-indent="false" style:text-autospace="none"/>
      <style:text-properties style:use-window-font-color="true" style:font-name="NewsGotT" fo:font-size="12pt" fo:language="es" fo:country="ES" fo:font-style="italic" style:font-name-asian="Arial" style:font-size-asian="12pt" style:font-style-asian="italic" style:font-name-complex="Times New Roman" style:font-size-complex="10pt" style:language-complex="ar" style:country-complex="SA"/>
    </style:style>
    <style:style style:name="Corp_20_-_20_Texto_20_normal" style:display-name="Corp - Texto normal" style:family="paragraph">
      <style:paragraph-properties fo:text-align="justify" style:justify-single-word="false" fo:orphans="2" fo:widows="2" style:text-autospace="none"/>
      <style:text-properties style:use-window-font-color="true" style:font-name="NewsGotT" fo:font-size="12pt" fo:language="es" fo:country="ES" style:font-name-asian="Arial" style:font-size-asian="12pt" style:font-name-complex="Arial" style:font-size-complex="10pt" style:language-complex="ar" style:country-complex="SA"/>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rp_20_-_20_Encabezado" style:display-name="Corp - Encabezado" style:family="paragraph">
      <style:paragraph-properties fo:orphans="2" fo:widows="2"/>
      <style:text-properties style:use-window-font-color="true" style:font-name="NewsGotT" fo:font-size="10pt" fo:language="es" fo:country="ES" style:font-name-asian="Arial" style:font-size-asian="10pt" style:font-name-complex="Times New Roman" style:font-size-complex="10pt" style:language-complex="ar" style:country-complex="SA"/>
    </style:style>
    <style:style style:name="Corp_20_-_20_Pie" style:display-name="Corp - Pie" style:family="paragraph">
      <style:paragraph-properties fo:text-align="justify" style:justify-single-word="false" fo:orphans="2" fo:widows="2"/>
      <style:text-properties style:use-window-font-color="true" style:font-name="NewsGotT" fo:font-size="9pt" fo:language="es" fo:country="ES" style:font-name-asian="Arial" style:font-size-asian="9pt" style:font-name-complex="Times New Roman" style:font-size-complex="10pt" style:language-complex="ar" style:country-complex="SA"/>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Contents_20_1" style:display-name="Contents 1" style:family="paragraph" style:parent-style-name="Standard" style:next-style-name="Corp_20_-_20_Texto_20_normal" style:class="index">
      <style:paragraph-properties fo:margin-top="0.106cm" fo:margin-bottom="0.106cm"/>
      <style:text-properties fo:text-transform="uppercase" style:font-name="NewsGotT" fo:font-weight="bold" style:letter-kerning="true" style:font-weight-asian="bold"/>
    </style:style>
    <style:style style:name="Epígrafe" style:family="paragraph" style:parent-style-name="Standard" style:next-style-name="Standard">
      <style:paragraph-properties fo:text-align="center" style:justify-single-word="false"/>
      <style:text-properties style:font-name="NewsGotT" fo:font-size="14pt" fo:font-weight="bold" style:font-size-asian="14pt" style:font-weight-asian="bold" style:font-size-complex="10pt"/>
    </style:style>
    <style:style style:name="Contents_20_2" style:display-name="Contents 2" style:family="paragraph" style:parent-style-name="Standard" style:next-style-name="Corp_20_-_20_Texto_20_normal" style:class="index">
      <style:paragraph-properties fo:margin-left="0.349cm" fo:margin-right="0cm" fo:margin-top="0cm" fo:margin-bottom="0.106cm" fo:text-indent="0cm" style:auto-text-indent="false"/>
      <style:text-properties style:font-name="NewsGotT" fo:font-weight="bold" style:font-weight-asian="bold" style:font-size-complex="10pt"/>
    </style:style>
    <style:style style:name="Contents_20_3" style:display-name="Contents 3" style:family="paragraph" style:parent-style-name="Standard" style:next-style-name="Standard" style:class="index">
      <style:paragraph-properties fo:margin-left="0.711cm" fo:margin-right="0cm" fo:margin-top="0cm" fo:margin-bottom="0cm" fo:text-indent="0cm" style:auto-text-indent="false"/>
      <style:text-properties style:font-name="NewsGotT" style:font-style-complex="italic"/>
    </style:style>
    <style:style style:name="Contents_20_4" style:display-name="Contents 4" style:family="paragraph" style:parent-style-name="Standard" style:next-style-name="Corp_20_-_20_Texto_20_normal" style:class="index">
      <style:paragraph-properties fo:margin-left="2.54cm" fo:margin-right="0cm" fo:margin-top="0cm" fo:margin-bottom="0cm" fo:text-indent="-1.52cm" style:auto-text-indent="false"/>
      <style:text-properties style:font-name="NewsGotT" fo:font-style="italic" style:font-style-asian="italic" style:font-weight-complex="bold"/>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text-properties style:font-name="NewsGotT" fo:font-style="italic" style:font-style-asian="italic"/>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text-properties style:font-name="NewsGotT"/>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text-properties style:font-name="NewsGotT"/>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text-properties style:font-name="NewsGotT"/>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text-properties style:font-name="NewsGotT"/>
    </style:style>
    <style:style style:name="Cuerpo" style:family="paragraph" style:parent-style-name="Standard">
      <style:paragraph-properties fo:margin-top="0.212cm" fo:margin-bottom="0cm" fo:text-align="justify" style:justify-single-word="false"/>
      <style:text-properties style:font-name="NewsGotT" fo:letter-spacing="-0.005cm" style:font-size-complex="10pt"/>
    </style:style>
    <style:style style:name="Text_20_body_20_indent" style:display-name="Text body indent" style:family="paragraph" style:parent-style-name="Standard" style:class="text">
      <style:paragraph-properties fo:margin-left="1.752cm" fo:margin-right="0cm" fo:margin-top="0cm" fo:margin-bottom="0cm" fo:text-align="justify" style:justify-single-word="false" fo:hyphenation-ladder-count="no-limit" fo:text-indent="-0.482cm" style:auto-text-indent="false">
        <style:tab-stops>
          <style:tab-stop style:position="0cm"/>
        </style:tab-stops>
      </style:paragraph-properties>
      <style:text-properties style:font-name="NewsGotT" fo:font-size="11pt" fo:letter-spacing="-0.005cm" style:font-size-asian="11pt" style:font-size-complex="10pt" fo:hyphenate="false" fo:hyphenation-remain-char-count="2" fo:hyphenation-push-char-count="2"/>
    </style:style>
    <style:style style:name="Texto_20_comentario" style:display-name="Texto comentario" style:family="paragraph" style:parent-style-name="Standard">
      <style:text-properties style:font-name="NewsGotT" style:font-size-complex="10pt"/>
    </style:style>
    <style:style style:name="Table" style:family="paragraph" style:parent-style-name="Standard" style:class="extra">
      <style:paragraph-properties fo:margin-top="0cm" fo:margin-bottom="0.106cm">
        <style:tab-stops>
          <style:tab-stop style:position="0.436cm"/>
        </style:tab-stops>
      </style:paragraph-properties>
      <style:text-properties style:font-name="Arial Narrow" fo:font-size="11pt" fo:letter-spacing="-0.005cm" style:font-size-asian="11pt" style:font-size-complex="10pt"/>
    </style:style>
    <style:style style:name="Sangría_20_2_20_de_20_t._20_independiente" style:display-name="Sangría 2 de t. independiente" style:family="paragraph" style:parent-style-name="Standard">
      <style:paragraph-properties fo:margin-left="0.762cm" fo:margin-right="0cm" fo:margin-top="0cm" fo:margin-bottom="0cm" fo:hyphenation-ladder-count="no-limit" fo:text-indent="0cm" style:auto-text-indent="false">
        <style:tab-stops>
          <style:tab-stop style:position="-2.032cm"/>
          <style:tab-stop style:position="1.238cm"/>
        </style:tab-stops>
      </style:paragraph-properties>
      <style:text-properties style:font-name="NewsGotT" fo:font-size="11pt" fo:letter-spacing="-0.005cm" style:font-size-asian="11pt" style:font-size-complex="10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style:font-name="Arial Unicode MS" style:font-name-asian="Arial Unicode MS" style:font-name-complex="Arial Unicode MS"/>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fo:font-size="8pt" style:font-size-asian="8pt"/>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Ref._20_de_20_comentario" style:display-name="Ref. de comentario" style:family="text" style:parent-style-name="Fuente_20_de_20_párrafo_20_predeter.">
      <style:text-properties fo:font-size="8pt" style:font-size-asian="8pt" style:font-size-complex="8pt"/>
    </style:style>
    <style:style style:name="Bullet_20_Symbols" style:display-name="Bullet Symbols" style:family="text">
      <style:text-properties style:font-name="OpenSymbol" style:font-name-asian="OpenSymbol" style:font-name-complex="Open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28z0" style:family="text">
      <style:text-properties style:font-name="NewsGotT" style:font-name-asian="Times New Roman" style:font-name-complex="Times New Roman"/>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7z0" style:family="text">
      <style:text-properties style:font-name="Arial" style:font-name-asian="Times New Roman" style:font-name-complex="Aria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Bullet_20_Symbols" text:bullet-char="•">
        <style:list-level-properties text:space-before="0.635cm" text:min-label-width="0.635cm"/>
        <style:text-properties fo:font-family="StarSymbol" style:font-charset="x-symbol"/>
      </text:list-level-style-bullet>
      <text:list-level-style-bullet text:level="2" text:style-name="WW8Num2z1" text:bullet-char="o">
        <style:list-level-properties text:space-before="1.905cm" text:min-label-width="0.635cm"/>
        <style:text-properties fo:font-family="'Courier New'" style:font-family-generic="modern" style:font-pitch="fixed"/>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0"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fo:font-family="'Courier New'" style:font-family-generic="modern" style:font-pitch="fixed"/>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0"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fo:font-family="'Courier New'" style:font-family-generic="modern" style:font-pitch="fixed"/>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9z1"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9z0"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9z0"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9z0"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3.133cm" fo:text-indent="-0.635cm" fo:margin-left="3.133cm"/>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4.403cm" fo:text-indent="-0.635cm" fo:margin-left="4.403cm"/>
        </style:list-level-properties>
        <style:text-properties fo:font-family="'Courier New'" style:font-family-generic="modern" style:font-pitch="fixed"/>
      </text:list-level-style-bullet>
      <text:list-level-style-bullet text:level="3" text:style-name="WW8Num16z0"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8.213cm" fo:text-indent="-0.635cm" fo:margin-left="8.213cm"/>
        </style:list-level-properties>
        <style:text-properties fo:font-family="'Courier New'" style:font-family-generic="modern" style:font-pitch="fixed"/>
      </text:list-level-style-bullet>
      <text:list-level-style-bullet text:level="6" text:style-name="WW8Num16z0"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2.023cm" fo:text-indent="-0.635cm" fo:margin-left="12.023cm"/>
        </style:list-level-properties>
        <style:text-properties fo:font-family="'Courier New'" style:font-family-generic="modern" style:font-pitch="fixed"/>
      </text:list-level-style-bullet>
      <text:list-level-style-bullet text:level="9" text:style-name="WW8Num16z0"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3.133cm" fo:text-indent="-0.635cm" fo:margin-left="3.133cm"/>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4.403cm" fo:text-indent="-0.635cm" fo:margin-left="4.403cm"/>
        </style:list-level-properties>
        <style:text-properties fo:font-family="'Courier New'" style:font-family-generic="modern" style:font-pitch="fixed"/>
      </text:list-level-style-bullet>
      <text:list-level-style-bullet text:level="3" text:style-name="WW8Num10z0"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8.213cm" fo:text-indent="-0.635cm" fo:margin-left="8.213cm"/>
        </style:list-level-properties>
        <style:text-properties fo:font-family="'Courier New'" style:font-family-generic="modern" style:font-pitch="fixed"/>
      </text:list-level-style-bullet>
      <text:list-level-style-bullet text:level="6" text:style-name="WW8Num10z0"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2.023cm" fo:text-indent="-0.635cm" fo:margin-left="12.023cm"/>
        </style:list-level-properties>
        <style:text-properties fo:font-family="'Courier New'" style:font-family-generic="modern" style:font-pitch="fixed"/>
      </text:list-level-style-bullet>
      <text:list-level-style-bullet text:level="9" text:style-name="WW8Num10z0"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2.519cm" fo:text-indent="-0.635cm" fo:margin-left="2.519cm"/>
        </style:list-level-properties>
        <style:text-properties style:font-name="NewsGotT"/>
      </text:list-level-style-bullet>
      <text:list-level-style-bullet text:level="2" text:style-name="WW8Num28z1"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28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28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28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28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28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2.519cm" fo:text-indent="-0.635cm" fo:margin-left="2.519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4"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style:num-suffix="." style:num-format="1">
        <style:list-level-properties text:list-level-position-and-space-mode="label-alignment">
          <style:list-level-label-alignment text:label-followed-by="listtab" text:list-tab-stop-position="8.869cm" fo:text-indent="-0.635cm" fo:margin-left="8.869cm"/>
        </style:list-level-properties>
      </text:list-level-style-number>
      <text:list-level-style-number text:level="7"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style:num-suffix="." style:num-format="1">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style:num-suffix="." style:num-format="1">
        <style:list-level-properties text:list-level-position-and-space-mode="label-alignment">
          <style:list-level-label-alignment text:label-followed-by="listtab" text:list-tab-stop-position="12.679cm" fo:text-indent="-0.635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8" style:family="table">
      <style:table-properties style:width="16.438cm" table:align="center" style:writing-mode="lr-tb"/>
    </style:style>
    <style:style style:name="Tabla8.A" style:family="table-column">
      <style:table-column-properties style:column-width="12.026cm"/>
    </style:style>
    <style:style style:name="Tabla8.B" style:family="table-column">
      <style:table-column-properties style:column-width="0.635cm"/>
    </style:style>
    <style:style style:name="Tabla8.C" style:family="table-column">
      <style:table-column-properties style:column-width="3.776cm"/>
    </style:style>
    <style:style style:name="Tabla8.1" style:family="table-row">
      <style:table-row-properties style:keep-together="false" fo:keep-together="always"/>
    </style:style>
    <style:style style:name="Tabla8.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la8.C1.1" style:family="table-row">
      <style:table-row-properties style:min-row-height="0.358cm" style:keep-together="false" fo:keep-together="always"/>
    </style:style>
    <style:style style:name="Tabla8.C1.1.1" style:family="table-cell">
      <style:table-cell-properties style:vertical-align="middle" fo:padding-left="0.123cm" fo:padding-right="0.123cm" fo:padding-top="0cm" fo:padding-bottom="0cm" fo:border-left="0.018cm solid #000000" fo:border-right="0.018cm solid #000000" fo:border-top="0.018cm solid #000000" fo:border-bottom="none" style:writing-mode="lr-tb"/>
    </style:style>
    <style:style style:name="Tabla8.C1.2" style:family="table-row">
      <style:table-row-properties style:min-row-height="0.284cm" style:keep-together="false" fo:keep-together="always"/>
    </style:style>
    <style:style style:name="Tabla8.C1.1.2" style:family="table-cell">
      <style:table-cell-properties style:vertical-align="middle" fo:padding-left="0.123cm" fo:padding-right="0.123cm" fo:padding-top="0cm" fo:padding-bottom="0cm" fo:border-left="0.018cm solid #000000" fo:border-right="0.018cm solid #000000" fo:border-top="none" fo:border-bottom="none" style:writing-mode="lr-tb"/>
    </style:style>
    <style:style style:name="Tabla8.C1.3" style:family="table-row">
      <style:table-row-properties style:min-row-height="0.307cm" style:keep-together="false" fo:keep-together="always"/>
    </style:style>
    <style:style style:name="Tabla8.C1.1.3"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8.2" style:family="table-row">
      <style:table-row-properties style:min-row-height="0.556cm" style:keep-together="false" fo:keep-together="always"/>
    </style:style>
    <style:style style:name="Tabla8.C2" style:family="table-cell">
      <style:table-cell-properties style:vertical-align="middle" fo:padding-left="0.123cm" fo:padding-right="0.123cm" fo:padding-top="0cm" fo:padding-bottom="0cm" fo:border-left="0.018cm solid #000000" fo:border-right="0.002cm solid #000000" fo:border-top="0.018cm solid #000000" fo:border-bottom="0.002cm solid #000000" style:writing-mode="lr-tb"/>
    </style:style>
    <style:style style:name="Tabla8.B3" style:family="table-cell">
      <style:table-cell-properties style:vertical-align="middle" fo:padding-left="0.123cm" fo:padding-right="0.123cm" fo:padding-top="0cm" fo:padding-bottom="0cm" fo:border-left="0.018cm solid #000000" fo:border-right="0.002cm solid #000000" fo:border-top="0.002cm solid #000000" fo:border-bottom="0.002cm solid #000000" style:writing-mode="lr-tb"/>
    </style:style>
    <style:style style:name="Tabla7" style:family="table">
      <style:table-properties style:width="16.438cm" table:align="center" style:writing-mode="lr-tb"/>
    </style:style>
    <style:style style:name="Tabla7.A" style:family="table-column">
      <style:table-column-properties style:column-width="12.026cm"/>
    </style:style>
    <style:style style:name="Tabla7.B" style:family="table-column">
      <style:table-column-properties style:column-width="0.635cm"/>
    </style:style>
    <style:style style:name="Tabla7.C" style:family="table-column">
      <style:table-column-properties style:column-width="3.776cm"/>
    </style:style>
    <style:style style:name="Tabla7.1" style:family="table-row">
      <style:table-row-properties style:keep-together="false" fo:keep-together="always"/>
    </style:style>
    <style:style style:name="Tabla7.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la7.C1.1" style:family="table-row">
      <style:table-row-properties style:min-row-height="0.358cm" style:keep-together="false" fo:keep-together="always"/>
    </style:style>
    <style:style style:name="Tabla7.C1.1.1" style:family="table-cell">
      <style:table-cell-properties style:vertical-align="middle" fo:padding-left="0.123cm" fo:padding-right="0.123cm" fo:padding-top="0cm" fo:padding-bottom="0cm" fo:border-left="0.018cm solid #000000" fo:border-right="0.018cm solid #000000" fo:border-top="0.018cm solid #000000" fo:border-bottom="none" style:writing-mode="lr-tb"/>
    </style:style>
    <style:style style:name="Tabla7.C1.2" style:family="table-row">
      <style:table-row-properties style:min-row-height="0.284cm" style:keep-together="false" fo:keep-together="always"/>
    </style:style>
    <style:style style:name="Tabla7.C1.1.2" style:family="table-cell">
      <style:table-cell-properties style:vertical-align="middle" fo:padding-left="0.123cm" fo:padding-right="0.123cm" fo:padding-top="0cm" fo:padding-bottom="0cm" fo:border-left="0.018cm solid #000000" fo:border-right="0.018cm solid #000000" fo:border-top="none" fo:border-bottom="none" style:writing-mode="lr-tb"/>
    </style:style>
    <style:style style:name="Tabla7.C1.3" style:family="table-row">
      <style:table-row-properties style:min-row-height="0.307cm" style:keep-together="false" fo:keep-together="always"/>
    </style:style>
    <style:style style:name="Tabla7.C1.1.3"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7.2" style:family="table-row">
      <style:table-row-properties style:min-row-height="0.556cm" style:keep-together="false" fo:keep-together="always"/>
    </style:style>
    <style:style style:name="Tabla7.C2" style:family="table-cell">
      <style:table-cell-properties style:vertical-align="middle" fo:padding-left="0.123cm" fo:padding-right="0.123cm" fo:padding-top="0cm" fo:padding-bottom="0cm" fo:border-left="0.018cm solid #000000" fo:border-right="0.002cm solid #000000" fo:border-top="0.018cm solid #000000" fo:border-bottom="0.002cm solid #000000" style:writing-mode="lr-tb"/>
    </style:style>
    <style:style style:name="Tabla7.B3" style:family="table-cell">
      <style:table-cell-properties style:vertical-align="middle" fo:padding-left="0.123cm" fo:padding-right="0.123cm" fo:padding-top="0cm" fo:padding-bottom="0cm" fo:border-left="0.018cm solid #000000" fo:border-right="0.002cm solid #000000" fo:border-top="0.002cm solid #000000" fo:border-bottom="0.002cm solid #000000" style:writing-mode="lr-tb"/>
    </style:style>
    <style:style style:name="MP1" style:family="paragraph" style:parent-style-name="Header">
      <style:paragraph-properties>
        <style:tab-stops/>
      </style:paragraph-properties>
    </style:style>
    <style:style style:name="MP2" style:family="paragraph" style:parent-style-name="Standard">
      <style:paragraph-properties style:line-height-at-least="0cm"/>
    </style:style>
    <style:style style:name="MP3" style:family="paragraph" style:parent-style-name="Corp_20_-_20_Texto_20_normal">
      <style:paragraph-properties fo:margin-top="0cm" fo:margin-bottom="0.212cm" fo:text-align="center" style:justify-single-word="false" style:snap-to-layout-grid="false"/>
      <style:text-properties fo:text-transform="uppercase" fo:font-size="10pt" fo:language="es" fo:country="ES" fo:font-weight="bold" style:font-size-asian="10pt" style:font-weight-asian="bold" style:font-size-complex="10pt" style:font-weight-complex="bold"/>
    </style:style>
    <style:style style:name="MP4" style:family="paragraph" style:parent-style-name="Corp_20_-_20_Encabezado">
      <style:paragraph-properties style:snap-to-layout-grid="false"/>
      <style:text-properties fo:language="es" fo:country="ES"/>
    </style:style>
    <style:style style:name="MP5" style:family="paragraph" style:parent-style-name="Corp_20_-_20_Encabezado">
      <style:paragraph-properties style:snap-to-layout-grid="false"/>
      <style:text-properties fo:language="es" fo:country="ES" style:font-weight-complex="bold"/>
    </style:style>
    <style:style style:name="MP6" style:family="paragraph" style:parent-style-name="Corp_20_-_20_Encabezado">
      <style:paragraph-properties style:snap-to-layout-grid="false"/>
    </style:style>
    <style:style style:name="MP7" style:family="paragraph" style:parent-style-name="Corp_20_-_20_Pie">
      <style:text-properties fo:font-size="8pt" fo:font-weight="bold" style:font-size-asian="8pt" style:font-weight-asian="bold" style:font-weight-complex="bold"/>
    </style:style>
    <style:style style:name="MP8" style:family="paragraph" style:parent-style-name="Corp_20_-_20_Pie">
      <style:text-properties fo:font-weight="bold" style:font-weight-asian="bold" style:font-weight-complex="bold"/>
    </style:style>
    <style:style style:name="MP9" style:family="paragraph" style:parent-style-name="Header">
      <style:text-properties style:font-name="NewsGotT"/>
    </style:style>
    <style:style style:name="MT1" style:family="text">
      <style:text-properties fo:font-style="italic" style:font-style-asian="italic" style:font-style-complex="italic"/>
    </style:style>
    <style:style style:name="MT2" style:family="text">
      <style:text-properties fo:font-weight="bold" style:font-weight-asian="bold" style:font-weight-complex="bold"/>
    </style:style>
    <style:style style:name="MT3" style:family="text"/>
    <style:style style:name="MT4" style:family="text">
      <style:text-properties style:font-name="Symbol" fo:font-size="7pt" fo:font-weight="bold" style:font-size-asian="7pt" style:font-weight-asian="bold"/>
    </style:style>
    <style:style style:name="MT5" style:family="text">
      <style:text-properties style:font-name="ITC Officina Sans Book" fo:font-size="7pt" fo:font-weight="bold" style:font-size-asian="7pt" style:font-weight-asian="bold"/>
    </style:style>
    <style:style style:name="MT6" style:family="text">
      <style:text-properties fo:font-size="8pt" fo:font-weight="bold" style:font-size-asian="8pt" style:font-weight-asian="bold"/>
    </style:style>
    <style:style style:name="MT7" style:family="text">
      <style:text-properties fo:font-size="8pt" style:font-size-asian="8pt" style:font-weight-complex="bold"/>
    </style:style>
    <style:style style:name="MT8" style:family="text">
      <style:text-properties fo:font-weight="normal" style:font-weight-asian="normal" style:font-weight-complex="normal"/>
    </style:style>
    <style:style style:name="Mfr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076cm" draw:visible-area-height="5.076cm"/>
    </style:style>
    <style:style style:name="Mfr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089cm" draw:visible-area-height="1.904cm"/>
    </style:style>
    <style:style style:name="M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3.75cm" fo:margin-left="0cm" fo:margin-right="0cm" fo:margin-bottom="3.651cm" style:dynamic-spacing="true"/>
      </style:header-style>
      <style:footer-style>
        <style:header-footer-properties fo:min-height="0.75cm" fo:margin-left="0cm" fo:margin-right="0cm" fo:margin-top="0.651cm" style:dynamic-spacing="true"/>
      </style:footer-style>
    </style:page-layout>
    <style:page-layout style:name="Mpm2">
      <style:page-layout-properties fo:page-width="29.7cm" fo:page-height="21.001cm" style:num-format="1" style:print-orientation="landscape" fo:margin-top="1.499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9.7cm" fo:page-height="21.001cm" style:num-format="1" style:print-orientation="landscape" fo:margin-top="2cm" fo:margin-bottom="2cm" fo:margin-left="2.2cm" fo:margin-right="2cm" style:writing-mode="lr-tb" style:layout-grid-color="#c0c0c0" style:layout-grid-lines="25"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2cm" fo:margin-right="2cm" style:writing-mode="lr-tb" style:layout-grid-color="#c0c0c0" style:layout-grid-lines="35"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Standard"><text:bookmark-start text:name="_12167070961"/><draw:frame draw:style-name="Mfr1" draw:name="Objeto1" text:anchor-type="as-char" svg:width="2.011cm" svg:height="1.826cm" draw:z-index="9"><draw:object-ole xlink:href="./Object 1" xlink:type="simple" xlink:show="embed" xlink:actuate="onLoad"/><draw:image xlink:href="./ObjectReplacements/Object 1" xlink:type="simple" xlink:show="embed" xlink:actuate="onLoad"/></draw:frame><text:bookmark-end text:name="_12167070961"/></text:p>
        <text:p text:style-name="MP1"/>
        <text:p text:style-name="MP2"/>
        <table:table table:name="Tabla8" table:style-name="Tabla8">
          <table:table-column table:style-name="Tabla8.A"/>
          <table:table-column table:style-name="Tabla8.B"/>
          <table:table-column table:style-name="Tabla8.C"/>
          <table:table-row table:style-name="Tabla8.1">
            <table:table-cell table:style-name="Tabla8.A1" table:number-columns-spanned="2" office:value-type="string">
              <text:p text:style-name="MP3"><text:text-input text:description="Ref_Titulo" text:hint="Pulsa dos veces para incluir los datos">MODELO GLOBAL PARÁMETROS POR BB.DD. EN NAOS</text:text-input></text:p>
            </table:table-cell>
            <table:covered-table-cell/>
            <table:table-cell>
              <table:table table:is-sub-table="true">
                <table:table-column table:style-name="Tabla8.C"/>
                <table:table-row table:style-name="Tabla8.C1.1">
                  <table:table-cell table:style-name="Tabla8.C1.1.1" office:value-type="string">
                    <text:p text:style-name="MP4">Cód. <text:bookmark-ref text:reference-format="text" text:ref-name="Ref_CodigoDoc">SDS-NAOS-xx-yyy</text:bookmark-ref></text:p>
                  </table:table-cell>
                </table:table-row>
                <table:table-row table:style-name="Tabla8.C1.2">
                  <table:table-cell table:style-name="Tabla8.C1.1.2" office:value-type="string">
                    <text:p text:style-name="MP5">Edición. 01</text:p>
                  </table:table-cell>
                </table:table-row>
                <table:table-row table:style-name="Tabla8.C1.3">
                  <table:table-cell table:style-name="Tabla8.C1.1.3" office:value-type="string">
                    <text:p text:style-name="MP5">Fecha: <text:bookmark-ref text:reference-format="text" text:ref-name="Ref_FechaEdicion">16/06/2015</text:bookmark-ref></text:p>
                  </table:table-cell>
                </table:table-row>
              </table:table>
            </table:table-cell>
          </table:table-row>
          <table:table-row table:style-name="Tabla8.2">
            <table:table-cell table:style-name="Tabla8.A1" table:number-columns-spanned="2" office:value-type="string">
              <text:p text:style-name="MP6"><text:span text:style-name="MT1">Departamento /Área/Unidad:</text:span> <text:bookmark-ref text:reference-format="text" text:ref-name="Ref_Departamento">Sistemas de Información</text:bookmark-ref> / <text:bookmark-ref text:reference-format="text" text:ref-name="Ref_Area">Implantación SSII y Testing</text:bookmark-ref></text:p>
            </table:table-cell>
            <table:covered-table-cell/>
            <table:table-cell table:style-name="Tabla8.C2" office:value-type="string">
              <text:p text:style-name="MP6">Pág. <text:span text:style-name="Page_20_Number"><text:span text:style-name="MT2"><text:page-number text:select-page="current">9</text:page-number></text:span></text:span><text:span text:style-name="Page_20_Number"> </text:span>de <text:span text:style-name="Page_20_Number"><text:page-count style:num-format="1">9</text:page-count></text:span></text:p>
            </table:table-cell>
          </table:table-row>
          <table:table-row table:style-name="Tabla8.2">
            <table:table-cell table:style-name="Tabla8.A1" office:value-type="string">
              <text:p text:style-name="MP6">Tipo de documento: <text:bookmark-ref text:reference-format="text" text:ref-name="Ref_TipoDocumento">Documento de Servicio</text:bookmark-ref></text:p>
            </table:table-cell>
            <table:table-cell table:style-name="Tabla8.B3" table:number-columns-spanned="2" office:value-type="string">
              <text:p text:style-name="MP6">Categoría. <text:bookmark-ref text:reference-format="text" text:ref-name="Id_Categoria">Uso Interno</text:bookmark-ref></text:p>
            </table:table-cell>
            <table:covered-table-cell/>
          </table:table-row>
        </table:table>
        <text:p text:style-name="Header"><text:bookmark text:name="_1216706980"/></text:p>
      </style:header>
      <style:footer>
        <text:p text:style-name="Corp_20_-_20_Pie"><text:span text:style-name="MT4"></text:span><text:span text:style-name="MT5"> </text:span><text:span text:style-name="MT6">2010</text:span><text:span text:style-name="MT7"> Sociedad Andaluza para el Desarrollo de la Sociedad de la Información.</text:span></text:p>
        <text:p text:style-name="MP7">Este documento no tiene garantía de estar en vigor. Consulte el fichero emplazado en red</text:p>
      </style:footer>
    </style:master-page>
    <style:master-page style:name="Convertir_20_1" style:display-name="Convertir 1" style:page-layout-name="Mpm1">
      <style:header>
        <text:tracked-changes>
          <text:changed-region xml:id="ct158718320" text:id="ct158718320">
            <text:format-change>
              <office:change-info>
                <dc:creator>Jose Luis</dc:creator>
                <dc:date>2015-06-22T10:31:00</dc:date>
              </office:change-info>
            </text:format-change>
          </text:changed-region>
        </text:tracked-changes>
        <text:p text:style-name="Standard"><text:bookmark-start text:name="_1216707096"/><draw:frame draw:style-name="Mfr2" draw:name="Objeto4" text:anchor-type="as-char" svg:width="2.011cm" svg:height="1.826cm" draw:z-index="8"><draw:object-ole xlink:href="./Object 2" xlink:type="simple" xlink:show="embed" xlink:actuate="onLoad"/><draw:image xlink:href="./ObjectReplacements/Object 2" xlink:type="simple" xlink:show="embed" xlink:actuate="onLoad"/></draw:frame><text:bookmark-end text:name="_1216707096"/></text:p>
        <text:p text:style-name="MP1"/>
        <text:p text:style-name="MP2"/>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MP3"><text:text-input text:description="Ref_Titulo" text:hint="Pulsa dos veces para incluir los datos">MODELO GLOBAL PARÁMATROS POR BB.DD. EN NAOS</text:text-input></text:p>
            </table:table-cell>
            <table:covered-table-cell/>
            <table:table-cell>
              <table:table table:is-sub-table="true">
                <table:table-column table:style-name="Tabla7.C"/>
                <table:table-row table:style-name="Tabla7.C1.1">
                  <table:table-cell table:style-name="Tabla7.C1.1.1" office:value-type="string">
                    <text:p text:style-name="MP4">Cód. <text:bookmark-ref text:reference-format="text" text:ref-name="Ref_CodigoDoc">SDS-NAOS-xx-yyy</text:bookmark-ref></text:p>
                  </table:table-cell>
                </table:table-row>
                <table:table-row table:style-name="Tabla7.C1.2">
                  <table:table-cell table:style-name="Tabla7.C1.1.2" office:value-type="string">
                    <text:p text:style-name="MP5">Edición. v01r00</text:p>
                  </table:table-cell>
                </table:table-row>
                <table:table-row table:style-name="Tabla7.C1.3">
                  <table:table-cell table:style-name="Tabla7.C1.1.3" office:value-type="string">
                    <text:p text:style-name="MP5">Fecha: <text:bookmark-ref text:reference-format="text" text:ref-name="Ref_FechaEdicion">16/06/2015</text:bookmark-ref></text:p>
                  </table:table-cell>
                </table:table-row>
              </table:table>
            </table:table-cell>
          </table:table-row>
          <table:table-row table:style-name="Tabla7.2">
            <table:table-cell table:style-name="Tabla7.A1" table:number-columns-spanned="2" office:value-type="string">
              <text:p text:style-name="MP6"><text:span text:style-name="MT1">Departamento /Área/Unidad:</text:span> <text:bookmark-ref text:reference-format="text" text:ref-name="Ref_Departamento">Sistemas de Información</text:bookmark-ref> / <text:bookmark-ref text:reference-format="text" text:ref-name="Ref_Area">Implantación SSII y Testing</text:bookmark-ref></text:p>
            </table:table-cell>
            <table:covered-table-cell/>
            <table:table-cell table:style-name="Tabla7.C2" office:value-type="string">
              <text:p text:style-name="MP6">Pág. <text:change-start text:change-id="ct158718320"/><text:span text:style-name="Page_20_Number"><text:span text:style-name="MT8"><text:page-number text:select-page="current">9</text:page-number></text:span></text:span><text:change-end text:change-id="ct158718320"/><text:span text:style-name="Page_20_Number"> </text:span>de <text:span text:style-name="Page_20_Number"><text:page-count style:num-format="1">9</text:page-count></text:span></text:p>
            </table:table-cell>
          </table:table-row>
          <table:table-row table:style-name="Tabla7.2">
            <table:table-cell table:style-name="Tabla7.A1" office:value-type="string">
              <text:p text:style-name="MP6">Tipo de documento: <text:bookmark-ref text:reference-format="text" text:ref-name="Ref_TipoDocumento">Documento de Servicio</text:bookmark-ref></text:p>
            </table:table-cell>
            <table:table-cell table:style-name="Tabla7.B3" table:number-columns-spanned="2" office:value-type="string">
              <text:p text:style-name="MP6">Categoría. <text:bookmark-ref text:reference-format="text" text:ref-name="Id_Categoria">Uso Interno</text:bookmark-ref></text:p>
            </table:table-cell>
            <table:covered-table-cell/>
          </table:table-row>
        </table:table>
        <text:p text:style-name="Header"/>
      </style:header>
      <style:footer>
        <text:p text:style-name="Corp_20_-_20_Pie"><text:span text:style-name="MT4"></text:span><text:span text:style-name="MT5"> </text:span><text:span text:style-name="MT6">2010</text:span><text:span text:style-name="MT7"> Sociedad Andaluza para el Desarrollo de la Sociedad de la Información.</text:span></text:p>
        <text:p text:style-name="MP8">Este documento no tiene garantía de estar en vigor. Consulte el fichero emplazado en red</text:p>
      </style:footer>
    </style:master-page>
    <style:master-page style:name="Landscape" style:page-layout-name="Mpm2">
      <style:footer>
        <text:p text:style-name="Corp_20_-_20_Pie"><text:span text:style-name="MT4"></text:span><text:span text:style-name="MT5"> </text:span><text:span text:style-name="MT6">2010</text:span><text:span text:style-name="MT7"> Sociedad Andaluza para el Desarrollo de la Sociedad de la Información.</text:span></text:p>
        <text:p text:style-name="MP7">Este documento no tiene garantía de estar en vigor. Consulte el fichero emplazado en red</text:p>
      </style:footer>
    </style:master-page>
    <style:master-page style:name="Convertir_20_2" style:display-name="Convertir 2" style:page-layout-name="Mpm3">
      <style:header>
        <text:p text:style-name="Header"/>
      </style:header>
      <style:footer>
        <text:p text:style-name="Corp_20_-_20_Pie">Este documento <text:s/>y, en su caso, cualquier documento anexo al mismo, contiene información de carácter confidencial exclusivamente dirigida a su destinatario o destinatarios. Queda prohibida su divulgación, copia o distribución a terceros sin la previa autorización escrita de “Sociedad Andaluza para el Desarrollo de la Sociedad de la Información, S.A.U.”. Si no es Ud. el destinatario del documento le ruego lo destruya sin hacer copia digital o física, comunicando a “Sociedad Andaluza para el Desarrollo de la Sociedad de la Información S.A.U.” vía e-mail o fax la recepción del presente fax. Toda declaración de voluntad contenida deberá ser tenida por no producida. </text:p>
        <text:p text:style-name="Corp_20_-_20_Pie"/>
        <text:p text:style-name="MP8">Este documento no tiene garantía de estar en vigor. Consulte el fichero emplazado en red</text:p>
      </style:footer>
    </style:master-page>
    <style:master-page style:name="Convertir_20_3" style:display-name="Convertir 3" style:page-layout-name="Mpm4">
      <style:header>
        <text:p text:style-name="Header"><draw:frame draw:style-name="Mfr3" draw:name="gráficos6" text:anchor-type="as-char" svg:width="13.242cm" svg:height="1.831cm" draw:z-index="0"><draw:image xlink:href="Pictures/100000000000064A000000DE3518DF61.png" xlink:type="simple" xlink:show="embed" xlink:actuate="onLoad"/></draw:frame></text:p>
      </style:header>
      <style:footer>
        <text:p text:style-name="Corp_20_-_20_Pie">Este documento <text:s/>y, en su caso, cualquier documento anexo al mismo, contiene información de carácter confidencial exclusivamente dirigida a su destinatario o destinatarios. Queda prohibida su divulgación, copia o distribución a terceros sin la previa autorización escrita de “Sociedad Andaluza para el Desarrollo de la Sociedad de la Información, S.A.U.”. Si no es Ud. el destinatario del documento le ruego lo destruya sin hacer copia digital o física, comunicando a “Sociedad Andaluza para el Desarrollo de la Sociedad de la Información S.A.U.” vía e-mail o fax la recepción del presente fax. Toda declaración de voluntad contenida deberá ser tenida por no producida. </text:p>
        <text:p text:style-name="Corp_20_-_20_Pie"/>
        <text:p text:style-name="MP8">Este documento no tiene garantía de estar en vigor. Consulte el fichero emplazado en red</text:p>
      </style:footer>
    </style:master-page>
    <style:master-page style:name="Convertir_20_4" style:display-name="Convertir 4" style:page-layout-name="Mpm3">
      <style:header>
        <text:p text:style-name="MP9"/>
      </style:header>
      <style:footer>
        <text:p text:style-name="Corp_20_-_20_Pie">Este documento <text:s/>y, en su caso, cualquier documento anexo al mismo, contiene información de carácter confidencial exclusivamente dirigida a su destinatario o destinatarios. Queda prohibida su divulgación, copia o distribución a terceros sin la previa autorización escrita de “Sociedad Andaluza para el Desarrollo de la Sociedad de la Información, S.A.U.”. Si no es Ud. el destinatario del documento le ruego lo destruya sin hacer copia digital o física, comunicando a “Sociedad Andaluza para el Desarrollo de la Sociedad de la Información S.A.U.” vía e-mail o fax la recepción del presente fax. Toda declaración de voluntad contenida deberá ser tenida por no producida. </text:p>
        <text:p text:style-name="Corp_20_-_20_Pie"/>
        <text:p text:style-name="MP8">Este documento no tiene garantía de estar en vigor. Consulte el fichero emplazado en red</text:p>
      </style:footer>
    </style:master-page>
    <style:master-page style:name="Convertir_20_5" style:display-name="Convertir 5" style:page-layout-name="Mpm4">
      <style:header>
        <text:p text:style-name="Header"><draw:frame draw:style-name="Mfr3" draw:name="gráficos7" text:anchor-type="as-char" svg:width="13.242cm" svg:height="1.831cm" draw:z-index="0"><draw:image xlink:href="Pictures/100000000000064A000000DE3518DF61.png" xlink:type="simple" xlink:show="embed" xlink:actuate="onLoad"/></draw:frame></text:p>
      </style:header>
      <style:footer>
        <text:p text:style-name="Corp_20_-_20_Pie">Este documento <text:s/>y, en su caso, cualquier documento anexo al mismo, contiene información de carácter confidencial exclusivamente dirigida a su destinatario o destinatarios. Queda prohibida su divulgación, copia o distribución a terceros sin la previa autorización escrita de “Sociedad Andaluza para el Desarrollo de la Sociedad de la Información, S.A.U.”. Si no es Ud. el destinatario del documento le ruego lo destruya sin hacer copia digital o física, comunicando a “Sociedad Andaluza para el Desarrollo de la Sociedad de la Información S.A.U.” vía e-mail o fax la recepción del presente fax. Toda declaración de voluntad contenida deberá ser tenida por no producida. </text:p>
        <text:p text:style-name="Corp_20_-_20_Pie"/>
        <text:p text:style-name="MP8">Este documento no tiene garantía de estar en vigor. Consulte el fichero emplazado en red</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6</meta:generator>
    <dc:title>Modelo Global Parámetros por BBDD en NAOS</dc:title>
    <meta:creation-date>2011-04-29T12:29:40.56</meta:creation-date>
    <meta:editing-cycles>190</meta:editing-cycles>
    <meta:editing-duration>P10DT4H36M2S</meta:editing-duration>
    <dc:date>2015-06-22T12:18:28</dc:date>
    <meta:print-date>2013-05-17T11:48:18.91</meta:print-date>
    <dc:creator>Jose Luis</dc:creator>
    <meta:document-statistic meta:table-count="6" meta:image-count="2" meta:object-count="2" meta:page-count="9" meta:paragraph-count="194" meta:word-count="2652" meta:character-count="17177"/>
    <meta:user-defined meta:name="Info 1"/>
    <meta:user-defined meta:name="Info 2"/>
    <meta:user-defined meta:name="Info 3"/>
    <meta:user-defined meta:name="Info 4"/>
  </office:meta>
</office:document-meta>
</file>